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4132in"/>
    </style:style>
    <style:style style:name="Table1.B" style:family="table-column">
      <style:table-column-properties style:column-width="1.4299in"/>
    </style:style>
    <style:style style:name="Table1.C" style:family="table-column">
      <style:table-column-properties style:column-width="1.4535in"/>
    </style:style>
    <style:style style:name="Table1.D" style:family="table-column">
      <style:table-column-properties style:column-width="2.628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2486in" table:align="left"/>
    </style:style>
    <style:style style:name="Table2.A" style:family="table-column">
      <style:table-column-properties style:column-width="0.9083in"/>
    </style:style>
    <style:style style:name="Table2.B" style:family="table-column">
      <style:table-column-properties style:column-width="1.6389in"/>
    </style:style>
    <style:style style:name="Table2.C" style:family="table-column">
      <style:table-column-properties style:column-width="1.4042in"/>
    </style:style>
    <style:style style:name="Table2.D" style:family="table-column">
      <style:table-column-properties style:column-width="1.297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Text_20_body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Heading_20_2">
      <style:text-properties fo:font-size="6pt" style:font-size-asian="5.25pt" style:font-size-complex="6pt"/>
    </style:style>
    <style:style style:name="P5" style:family="paragraph" style:parent-style-name="Heading_20_3">
      <style:text-properties fo:font-size="6pt" style:font-size-asian="5.25pt" style:font-size-complex="6pt"/>
    </style:style>
    <style:style style:name="P6" style:family="paragraph" style:parent-style-name="Text_20_body" style:list-style-name="L1">
      <style:paragraph-properties fo:margin-top="0in" fo:margin-bottom="0in" style:contextual-spacing="false"/>
      <style:text-properties fo:font-size="6pt" style:font-size-asian="5.25pt" style:font-size-complex="6pt"/>
    </style:style>
    <style:style style:name="P7" style:family="paragraph" style:parent-style-name="Text_20_body" style:list-style-name="L1">
      <style:text-properties fo:font-size="6pt" style:font-size-asian="5.25pt" style:font-size-complex="6pt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font-size="6pt" style:font-size-asian="5.25pt" style:font-size-complex="6pt"/>
    </style:style>
    <style:style style:name="P9" style:family="paragraph" style:parent-style-name="Text_20_body" style:list-style-name="L2">
      <style:text-properties fo:font-size="6pt" style:font-size-asian="5.25pt" style:font-size-complex="6pt"/>
    </style:style>
    <style:style style:name="P10" style:family="paragraph" style:parent-style-name="Text_20_body" style:list-style-name="L3">
      <style:paragraph-properties fo:margin-top="0in" fo:margin-bottom="0in" style:contextual-spacing="false"/>
      <style:text-properties fo:font-size="6pt" style:font-size-asian="5.25pt" style:font-size-complex="6pt"/>
    </style:style>
    <style:style style:name="P11" style:family="paragraph" style:parent-style-name="Text_20_body" style:list-style-name="L3">
      <style:text-properties fo:font-size="6pt" style:font-size-asian="5.25pt" style:font-size-complex="6pt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fo:font-size="6pt" style:font-size-asian="5.25pt" style:font-size-complex="6pt"/>
    </style:style>
    <style:style style:name="P13" style:family="paragraph" style:parent-style-name="Text_20_body" style:list-style-name="L4">
      <style:text-properties fo:font-size="6pt" style:font-size-asian="5.25pt" style:font-size-complex="6pt"/>
    </style:style>
    <style:style style:name="P14" style:family="paragraph" style:parent-style-name="Text_20_body" style:list-style-name="L5">
      <style:text-properties fo:font-size="6pt" style:font-size-asian="5.25pt" style:font-size-complex="6pt"/>
    </style:style>
    <style:style style:name="P15" style:family="paragraph" style:parent-style-name="Text_20_body" style:list-style-name="L5">
      <style:paragraph-properties fo:margin-top="0in" fo:margin-bottom="0in" style:contextual-spacing="false"/>
      <style:text-properties fo:font-size="6pt" style:font-size-asian="5.25pt" style:font-size-complex="6pt"/>
    </style:style>
    <style:style style:name="P16" style:family="paragraph" style:parent-style-name="Text_20_body" style:list-style-name="L6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Text_20_body" style:list-style-name="L6">
      <style:text-properties fo:font-size="6pt" style:font-size-asian="5.25pt" style:font-size-complex="6pt"/>
    </style:style>
    <style:style style:name="P18" style:family="paragraph" style:parent-style-name="Text_20_body" style:list-style-name="L7">
      <style:paragraph-properties fo:margin-top="0in" fo:margin-bottom="0in" style:contextual-spacing="false"/>
      <style:text-properties fo:font-size="6pt" style:font-size-asian="5.25pt" style:font-size-complex="6pt"/>
    </style:style>
    <style:style style:name="P19" style:family="paragraph" style:parent-style-name="Text_20_body" style:list-style-name="L7">
      <style:text-properties fo:font-size="6pt" style:font-size-asian="5.25pt" style:font-size-complex="6pt"/>
    </style:style>
    <style:style style:name="P20" style:family="paragraph" style:parent-style-name="Text_20_body" style:list-style-name="L8">
      <style:paragraph-properties fo:margin-top="0in" fo:margin-bottom="0in" style:contextual-spacing="false"/>
      <style:text-properties fo:font-size="6pt" style:font-size-asian="5.25pt" style:font-size-complex="6pt"/>
    </style:style>
    <style:style style:name="P21" style:family="paragraph" style:parent-style-name="Text_20_body" style:list-style-name="L8">
      <style:text-properties fo:font-size="6pt" style:font-size-asian="5.25pt" style:font-size-complex="6pt"/>
    </style:style>
    <style:style style:name="P22" style:family="paragraph" style:parent-style-name="Text_20_body" style:list-style-name="L9">
      <style:paragraph-properties fo:margin-top="0in" fo:margin-bottom="0in" style:contextual-spacing="false"/>
      <style:text-properties fo:font-size="6pt" style:font-size-asian="5.25pt" style:font-size-complex="6pt"/>
    </style:style>
    <style:style style:name="P23" style:family="paragraph" style:parent-style-name="Text_20_body" style:list-style-name="L9">
      <style:text-properties fo:font-size="6pt" style:font-size-asian="5.25pt" style:font-size-complex="6pt"/>
    </style:style>
    <style:style style:name="P24" style:family="paragraph" style:parent-style-name="Text_20_body" style:list-style-name="L10">
      <style:paragraph-properties fo:margin-top="0in" fo:margin-bottom="0in" style:contextual-spacing="false"/>
      <style:text-properties fo:font-size="6pt" style:font-size-asian="5.25pt" style:font-size-complex="6pt"/>
    </style:style>
    <style:style style:name="P25" style:family="paragraph" style:parent-style-name="Text_20_body" style:list-style-name="L10">
      <style:text-properties fo:font-size="6pt" style:font-size-asian="5.25pt" style:font-size-complex="6pt"/>
    </style:style>
    <style:style style:name="P26" style:family="paragraph" style:parent-style-name="Text_20_body" style:list-style-name="L11">
      <style:paragraph-properties fo:margin-top="0in" fo:margin-bottom="0in" style:contextual-spacing="false"/>
      <style:text-properties fo:font-size="6pt" style:font-size-asian="5.25pt" style:font-size-complex="6pt"/>
    </style:style>
    <style:style style:name="P27" style:family="paragraph" style:parent-style-name="Text_20_body" style:list-style-name="L11">
      <style:text-properties fo:font-size="6pt" style:font-size-asian="5.25pt" style:font-size-complex="6pt"/>
    </style:style>
    <style:style style:name="P28" style:family="paragraph" style:parent-style-name="Text_20_body" style:list-style-name="L12">
      <style:paragraph-properties fo:margin-top="0in" fo:margin-bottom="0in" style:contextual-spacing="false"/>
      <style:text-properties fo:font-size="6pt" style:font-size-asian="5.25pt" style:font-size-complex="6pt"/>
    </style:style>
    <style:style style:name="P29" style:family="paragraph" style:parent-style-name="Text_20_body" style:list-style-name="L12">
      <style:text-properties fo:font-size="6pt" style:font-size-asian="5.25pt" style:font-size-complex="6pt"/>
    </style:style>
    <style:style style:name="P30" style:family="paragraph" style:parent-style-name="Text_20_body" style:list-style-name="L13">
      <style:paragraph-properties fo:margin-top="0in" fo:margin-bottom="0in" style:contextual-spacing="false"/>
      <style:text-properties fo:font-size="6pt" style:font-size-asian="5.25pt" style:font-size-complex="6pt"/>
    </style:style>
    <style:style style:name="P31" style:family="paragraph" style:parent-style-name="Text_20_body" style:list-style-name="L13">
      <style:text-properties fo:font-size="6pt" style:font-size-asian="5.25pt" style:font-size-complex="6pt"/>
    </style:style>
    <style:style style:name="P32" style:family="paragraph" style:parent-style-name="Text_20_body" style:list-style-name="L14">
      <style:paragraph-properties fo:margin-top="0in" fo:margin-bottom="0in" style:contextual-spacing="false"/>
      <style:text-properties fo:font-size="6pt" style:font-size-asian="5.25pt" style:font-size-complex="6pt"/>
    </style:style>
    <style:style style:name="P33" style:family="paragraph" style:parent-style-name="Text_20_body" style:list-style-name="L14">
      <style:text-properties fo:font-size="6pt" style:font-size-asian="5.25pt" style:font-size-complex="6pt"/>
    </style:style>
    <style:style style:name="P34" style:family="paragraph" style:parent-style-name="Text_20_body" style:list-style-name="L15">
      <style:paragraph-properties fo:margin-top="0in" fo:margin-bottom="0in" style:contextual-spacing="false"/>
      <style:text-properties fo:font-size="6pt" style:font-size-asian="5.25pt" style:font-size-complex="6pt"/>
    </style:style>
    <style:style style:name="P35" style:family="paragraph" style:parent-style-name="Text_20_body" style:list-style-name="L15">
      <style:text-properties fo:font-size="6pt" style:font-size-asian="5.25pt" style:font-size-complex="6pt"/>
    </style:style>
    <style:style style:name="P36" style:family="paragraph" style:parent-style-name="Text_20_body" style:list-style-name="L16">
      <style:paragraph-properties fo:margin-top="0in" fo:margin-bottom="0in" style:contextual-spacing="false"/>
      <style:text-properties fo:font-size="6pt" style:font-size-asian="5.25pt" style:font-size-complex="6pt"/>
    </style:style>
    <style:style style:name="P37" style:family="paragraph" style:parent-style-name="Text_20_body" style:list-style-name="L16">
      <style:text-properties fo:font-size="6pt" style:font-size-asian="5.25pt" style:font-size-complex="6pt"/>
    </style:style>
    <style:style style:name="P38" style:family="paragraph" style:parent-style-name="Text_20_body" style:list-style-name="L17">
      <style:paragraph-properties fo:margin-top="0in" fo:margin-bottom="0in" style:contextual-spacing="false"/>
      <style:text-properties fo:font-size="6pt" style:font-size-asian="5.25pt" style:font-size-complex="6pt"/>
    </style:style>
    <style:style style:name="P39" style:family="paragraph" style:parent-style-name="Text_20_body" style:list-style-name="L17">
      <style:text-properties fo:font-size="6pt" style:font-size-asian="5.25pt" style:font-size-complex="6pt"/>
    </style:style>
    <style:style style:name="P40" style:family="paragraph" style:parent-style-name="Text_20_body" style:list-style-name="L18">
      <style:paragraph-properties fo:margin-top="0in" fo:margin-bottom="0in" style:contextual-spacing="false"/>
      <style:text-properties fo:font-size="6pt" style:font-size-asian="5.25pt" style:font-size-complex="6pt"/>
    </style:style>
    <style:style style:name="P41" style:family="paragraph" style:parent-style-name="Text_20_body" style:list-style-name="L18">
      <style:text-properties fo:font-size="6pt" style:font-size-asian="5.25pt" style:font-size-complex="6pt"/>
    </style:style>
    <style:style style:name="P42" style:family="paragraph" style:parent-style-name="Text_20_body" style:list-style-name="L19">
      <style:text-properties fo:font-size="6pt" style:font-size-asian="5.25pt" style:font-size-complex="6pt"/>
    </style:style>
    <style:style style:name="P43" style:family="paragraph" style:parent-style-name="Text_20_body" style:list-style-name="L19">
      <style:paragraph-properties fo:margin-top="0in" fo:margin-bottom="0in" style:contextual-spacing="false"/>
      <style:text-properties fo:font-size="6pt" style:font-size-asian="5.25pt" style:font-size-complex="6pt"/>
    </style:style>
    <style:style style:name="P44" style:family="paragraph" style:parent-style-name="Text_20_body" style:list-style-name="L20">
      <style:text-properties fo:font-size="6pt" style:font-size-asian="5.25pt" style:font-size-complex="6pt"/>
    </style:style>
    <style:style style:name="P45" style:family="paragraph" style:parent-style-name="Text_20_body" style:list-style-name="L20">
      <style:paragraph-properties fo:margin-top="0in" fo:margin-bottom="0in" style:contextual-spacing="false"/>
      <style:text-properties fo:font-size="6pt" style:font-size-asian="5.25pt" style:font-size-complex="6pt"/>
    </style:style>
    <style:style style:name="P46" style:family="paragraph" style:parent-style-name="Text_20_body" style:list-style-name="L21">
      <style:paragraph-properties fo:margin-top="0in" fo:margin-bottom="0in" style:contextual-spacing="false"/>
      <style:text-properties fo:font-size="6pt" style:font-size-asian="5.25pt" style:font-size-complex="6pt"/>
    </style:style>
    <style:style style:name="P47" style:family="paragraph" style:parent-style-name="Text_20_body" style:list-style-name="L21">
      <style:text-properties fo:font-size="6pt" style:font-size-asian="5.25pt" style:font-size-complex="6pt"/>
    </style:style>
    <style:style style:name="P48" style:family="paragraph" style:parent-style-name="Text_20_body" style:list-style-name="L22">
      <style:paragraph-properties fo:margin-top="0in" fo:margin-bottom="0in" style:contextual-spacing="false"/>
      <style:text-properties fo:font-size="6pt" style:font-size-asian="5.25pt" style:font-size-complex="6pt"/>
    </style:style>
    <style:style style:name="P49" style:family="paragraph" style:parent-style-name="Text_20_body" style:list-style-name="L22">
      <style:text-properties fo:font-size="6pt" style:font-size-asian="5.25pt" style:font-size-complex="6pt"/>
    </style:style>
    <style:style style:name="P50" style:family="paragraph" style:parent-style-name="Text_20_body" style:list-style-name="L23">
      <style:paragraph-properties fo:margin-top="0in" fo:margin-bottom="0in" style:contextual-spacing="false"/>
      <style:text-properties fo:font-size="6pt" style:font-size-asian="5.25pt" style:font-size-complex="6pt"/>
    </style:style>
    <style:style style:name="P51" style:family="paragraph" style:parent-style-name="Text_20_body" style:list-style-name="L23">
      <style:text-properties fo:font-size="6pt" style:font-size-asian="5.25pt" style:font-size-complex="6pt"/>
    </style:style>
    <style:style style:name="P52" style:family="paragraph" style:parent-style-name="Text_20_body" style:list-style-name="L24">
      <style:paragraph-properties fo:margin-top="0in" fo:margin-bottom="0in" style:contextual-spacing="false"/>
      <style:text-properties fo:font-size="6pt" style:font-size-asian="5.25pt" style:font-size-complex="6pt"/>
    </style:style>
    <style:style style:name="P53" style:family="paragraph" style:parent-style-name="Text_20_body" style:list-style-name="L24">
      <style:text-properties fo:font-size="6pt" style:font-size-asian="5.25pt" style:font-size-complex="6pt"/>
    </style:style>
    <style:style style:name="P54" style:family="paragraph" style:parent-style-name="Text_20_body" style:list-style-name="L25">
      <style:paragraph-properties fo:margin-top="0in" fo:margin-bottom="0in" style:contextual-spacing="false"/>
      <style:text-properties fo:font-size="6pt" style:font-size-asian="5.25pt" style:font-size-complex="6pt"/>
    </style:style>
    <style:style style:name="P55" style:family="paragraph" style:parent-style-name="Text_20_body" style:list-style-name="L25">
      <style:text-properties fo:font-size="6pt" style:font-size-asian="5.25pt" style:font-size-complex="6pt"/>
    </style:style>
    <style:style style:name="P56" style:family="paragraph" style:parent-style-name="Text_20_body" style:list-style-name="L26">
      <style:paragraph-properties fo:margin-top="0in" fo:margin-bottom="0in" style:contextual-spacing="false"/>
      <style:text-properties fo:font-size="6pt" style:font-size-asian="5.25pt" style:font-size-complex="6pt"/>
    </style:style>
    <style:style style:name="P57" style:family="paragraph" style:parent-style-name="Text_20_body" style:list-style-name="L26">
      <style:text-properties fo:font-size="6pt" style:font-size-asian="5.25pt" style:font-size-complex="6pt"/>
    </style:style>
    <style:style style:name="P58" style:family="paragraph" style:parent-style-name="Text_20_body" style:list-style-name="L27">
      <style:paragraph-properties fo:margin-top="0in" fo:margin-bottom="0in" style:contextual-spacing="false"/>
      <style:text-properties fo:font-size="6pt" style:font-size-asian="5.25pt" style:font-size-complex="6pt"/>
    </style:style>
    <style:style style:name="P59" style:family="paragraph" style:parent-style-name="Text_20_body" style:list-style-name="L27">
      <style:text-properties fo:font-size="6pt" style:font-size-asian="5.25pt" style:font-size-complex="6pt"/>
    </style:style>
    <style:style style:name="P60" style:family="paragraph" style:parent-style-name="Text_20_body" style:list-style-name="L28">
      <style:paragraph-properties fo:margin-top="0in" fo:margin-bottom="0in" style:contextual-spacing="false"/>
      <style:text-properties fo:font-size="6pt" style:font-size-asian="5.25pt" style:font-size-complex="6pt"/>
    </style:style>
    <style:style style:name="P61" style:family="paragraph" style:parent-style-name="Text_20_body" style:list-style-name="L28">
      <style:text-properties fo:font-size="6pt" style:font-size-asian="5.25pt" style:font-size-complex="6pt"/>
    </style:style>
    <style:style style:name="P62" style:family="paragraph" style:parent-style-name="Text_20_body" style:list-style-name="L29">
      <style:paragraph-properties fo:margin-top="0in" fo:margin-bottom="0in" style:contextual-spacing="false"/>
      <style:text-properties fo:font-size="6pt" style:font-size-asian="5.25pt" style:font-size-complex="6pt"/>
    </style:style>
    <style:style style:name="P63" style:family="paragraph" style:parent-style-name="Text_20_body" style:list-style-name="L29">
      <style:text-properties fo:font-size="6pt" style:font-size-asian="5.25pt" style:font-size-complex="6pt"/>
    </style:style>
    <style:style style:name="P64" style:family="paragraph" style:parent-style-name="Text_20_body" style:list-style-name="L30">
      <style:paragraph-properties fo:margin-top="0in" fo:margin-bottom="0in" style:contextual-spacing="false"/>
      <style:text-properties fo:font-size="6pt" style:font-size-asian="5.25pt" style:font-size-complex="6pt"/>
    </style:style>
    <style:style style:name="P65" style:family="paragraph" style:parent-style-name="Text_20_body" style:list-style-name="L30">
      <style:text-properties fo:font-size="6pt" style:font-size-asian="5.25pt" style:font-size-complex="6pt"/>
    </style:style>
    <style:style style:name="P66" style:family="paragraph" style:parent-style-name="Text_20_body" style:list-style-name="L31">
      <style:paragraph-properties fo:margin-top="0in" fo:margin-bottom="0in" style:contextual-spacing="false"/>
      <style:text-properties fo:font-size="6pt" style:font-size-asian="5.25pt" style:font-size-complex="6pt"/>
    </style:style>
    <style:style style:name="P67" style:family="paragraph" style:parent-style-name="Text_20_body" style:list-style-name="L31">
      <style:text-properties fo:font-size="6pt" style:font-size-asian="5.25pt" style:font-size-complex="6pt"/>
    </style:style>
    <style:style style:name="P68" style:family="paragraph" style:parent-style-name="Text_20_body" style:list-style-name="L32">
      <style:paragraph-properties fo:margin-top="0in" fo:margin-bottom="0in" style:contextual-spacing="false"/>
      <style:text-properties fo:font-size="6pt" style:font-size-asian="5.25pt" style:font-size-complex="6pt"/>
    </style:style>
    <style:style style:name="P69" style:family="paragraph" style:parent-style-name="Text_20_body" style:list-style-name="L32">
      <style:text-properties fo:font-size="6pt" style:font-size-asian="5.25pt" style:font-size-complex="6pt"/>
    </style:style>
    <style:style style:name="P70" style:family="paragraph" style:parent-style-name="Text_20_body" style:list-style-name="L33">
      <style:paragraph-properties fo:margin-top="0in" fo:margin-bottom="0in" style:contextual-spacing="false"/>
      <style:text-properties fo:font-size="6pt" style:font-size-asian="5.25pt" style:font-size-complex="6pt"/>
    </style:style>
    <style:style style:name="P71" style:family="paragraph" style:parent-style-name="Text_20_body" style:list-style-name="L33">
      <style:text-properties fo:font-size="6pt" style:font-size-asian="5.25pt" style:font-size-complex="6pt"/>
    </style:style>
    <style:style style:name="P72" style:family="paragraph" style:parent-style-name="Text_20_body" style:list-style-name="L34">
      <style:paragraph-properties fo:margin-top="0in" fo:margin-bottom="0in" style:contextual-spacing="false"/>
      <style:text-properties fo:font-size="6pt" style:font-size-asian="5.25pt" style:font-size-complex="6pt"/>
    </style:style>
    <style:style style:name="P73" style:family="paragraph" style:parent-style-name="Text_20_body" style:list-style-name="L34">
      <style:text-properties fo:font-size="6pt" style:font-size-asian="5.25pt" style:font-size-complex="6pt"/>
    </style:style>
    <style:style style:name="P74" style:family="paragraph" style:parent-style-name="Text_20_body" style:list-style-name="L35">
      <style:paragraph-properties fo:margin-top="0in" fo:margin-bottom="0in" style:contextual-spacing="false"/>
      <style:text-properties fo:font-size="6pt" style:font-size-asian="5.25pt" style:font-size-complex="6pt"/>
    </style:style>
    <style:style style:name="P75" style:family="paragraph" style:parent-style-name="Text_20_body" style:list-style-name="L35">
      <style:text-properties fo:font-size="6pt" style:font-size-asian="5.25pt" style:font-size-complex="6pt"/>
    </style:style>
    <style:style style:name="P76" style:family="paragraph" style:parent-style-name="Text_20_body" style:list-style-name="L36">
      <style:paragraph-properties fo:margin-top="0in" fo:margin-bottom="0in" style:contextual-spacing="false"/>
      <style:text-properties fo:font-size="6pt" style:font-size-asian="5.25pt" style:font-size-complex="6pt"/>
    </style:style>
    <style:style style:name="P77" style:family="paragraph" style:parent-style-name="Text_20_body" style:list-style-name="L36">
      <style:text-properties fo:font-size="6pt" style:font-size-asian="5.25pt" style:font-size-complex="6pt"/>
    </style:style>
    <style:style style:name="P78" style:family="paragraph" style:parent-style-name="Text_20_body" style:list-style-name="L37">
      <style:paragraph-properties fo:margin-top="0in" fo:margin-bottom="0in" style:contextual-spacing="false"/>
      <style:text-properties fo:font-size="6pt" style:font-size-asian="5.25pt" style:font-size-complex="6pt"/>
    </style:style>
    <style:style style:name="P79" style:family="paragraph" style:parent-style-name="Text_20_body" style:list-style-name="L37">
      <style:text-properties fo:font-size="6pt" style:font-size-asian="5.25pt" style:font-size-complex="6pt"/>
    </style:style>
    <style:style style:name="P80" style:family="paragraph" style:parent-style-name="Text_20_body" style:list-style-name="L38">
      <style:paragraph-properties fo:margin-top="0in" fo:margin-bottom="0in" style:contextual-spacing="false"/>
      <style:text-properties fo:font-size="6pt" style:font-size-asian="5.25pt" style:font-size-complex="6pt"/>
    </style:style>
    <style:style style:name="P81" style:family="paragraph" style:parent-style-name="Text_20_body" style:list-style-name="L38">
      <style:text-properties fo:font-size="6pt" style:font-size-asian="5.25pt" style:font-size-complex="6pt"/>
    </style:style>
    <style:style style:name="P82" style:family="paragraph" style:parent-style-name="Text_20_body" style:list-style-name="L39">
      <style:paragraph-properties fo:margin-top="0in" fo:margin-bottom="0in" style:contextual-spacing="false"/>
      <style:text-properties fo:font-size="6pt" style:font-size-asian="5.25pt" style:font-size-complex="6pt"/>
    </style:style>
    <style:style style:name="P83" style:family="paragraph" style:parent-style-name="Text_20_body" style:list-style-name="L39">
      <style:text-properties fo:font-size="6pt" style:font-size-asian="5.25pt" style:font-size-complex="6pt"/>
    </style:style>
    <style:style style:name="P84" style:family="paragraph" style:parent-style-name="Text_20_body" style:list-style-name="L40">
      <style:paragraph-properties fo:margin-top="0in" fo:margin-bottom="0in" style:contextual-spacing="false"/>
      <style:text-properties fo:font-size="6pt" style:font-size-asian="5.25pt" style:font-size-complex="6pt"/>
    </style:style>
    <style:style style:name="P85" style:family="paragraph" style:parent-style-name="Text_20_body" style:list-style-name="L40">
      <style:text-properties fo:font-size="6pt" style:font-size-asian="5.25pt" style:font-size-complex="6pt"/>
    </style:style>
    <style:style style:name="P86" style:family="paragraph" style:parent-style-name="Text_20_body" style:list-style-name="L41">
      <style:paragraph-properties fo:margin-top="0in" fo:margin-bottom="0in" style:contextual-spacing="false"/>
      <style:text-properties fo:font-size="6pt" style:font-size-asian="5.25pt" style:font-size-complex="6pt"/>
    </style:style>
    <style:style style:name="P87" style:family="paragraph" style:parent-style-name="Text_20_body" style:list-style-name="L41">
      <style:text-properties fo:font-size="6pt" style:font-size-asian="5.25pt" style:font-size-complex="6pt"/>
    </style:style>
    <style:style style:name="P88" style:family="paragraph" style:parent-style-name="Text_20_body" style:list-style-name="L42">
      <style:paragraph-properties fo:margin-top="0in" fo:margin-bottom="0in" style:contextual-spacing="false"/>
      <style:text-properties fo:font-size="6pt" style:font-size-asian="5.25pt" style:font-size-complex="6pt"/>
    </style:style>
    <style:style style:name="P89" style:family="paragraph" style:parent-style-name="Text_20_body" style:list-style-name="L42">
      <style:text-properties fo:font-size="6pt" style:font-size-asian="5.25pt" style:font-size-complex="6pt"/>
    </style:style>
    <style:style style:name="P90" style:family="paragraph" style:parent-style-name="Text_20_body" style:list-style-name="L43">
      <style:paragraph-properties fo:margin-top="0in" fo:margin-bottom="0in" style:contextual-spacing="false"/>
      <style:text-properties fo:font-size="6pt" style:font-size-asian="5.25pt" style:font-size-complex="6pt"/>
    </style:style>
    <style:style style:name="P91" style:family="paragraph" style:parent-style-name="Text_20_body" style:list-style-name="L43">
      <style:text-properties fo:font-size="6pt" style:font-size-asian="5.25pt" style:font-size-complex="6pt"/>
    </style:style>
    <style:style style:name="P92" style:family="paragraph" style:parent-style-name="Text_20_body" style:list-style-name="L44">
      <style:paragraph-properties fo:margin-top="0in" fo:margin-bottom="0in" style:contextual-spacing="false"/>
      <style:text-properties fo:font-size="6pt" style:font-size-asian="5.25pt" style:font-size-complex="6pt"/>
    </style:style>
    <style:style style:name="P93" style:family="paragraph" style:parent-style-name="Text_20_body" style:list-style-name="L44">
      <style:text-properties fo:font-size="6pt" style:font-size-asian="5.25pt" style:font-size-complex="6pt"/>
    </style:style>
    <style:style style:name="P94" style:family="paragraph" style:parent-style-name="Text_20_body" style:list-style-name="L45">
      <style:paragraph-properties fo:margin-top="0in" fo:margin-bottom="0in" style:contextual-spacing="false"/>
      <style:text-properties fo:font-size="6pt" style:font-size-asian="5.25pt" style:font-size-complex="6pt"/>
    </style:style>
    <style:style style:name="P95" style:family="paragraph" style:parent-style-name="Text_20_body" style:list-style-name="L45">
      <style:text-properties fo:font-size="6pt" style:font-size-asian="5.25pt" style:font-size-complex="6pt"/>
    </style:style>
    <style:style style:name="P96" style:family="paragraph" style:parent-style-name="Text_20_body" style:list-style-name="L46">
      <style:paragraph-properties fo:margin-top="0in" fo:margin-bottom="0in" style:contextual-spacing="false"/>
      <style:text-properties fo:font-size="6pt" style:font-size-asian="5.25pt" style:font-size-complex="6pt"/>
    </style:style>
    <style:style style:name="P97" style:family="paragraph" style:parent-style-name="Text_20_body" style:list-style-name="L46">
      <style:text-properties fo:font-size="6pt" style:font-size-asian="5.25pt" style:font-size-complex="6pt"/>
    </style:style>
    <style:style style:name="P98" style:family="paragraph" style:parent-style-name="Text_20_body" style:list-style-name="L47">
      <style:paragraph-properties fo:margin-top="0in" fo:margin-bottom="0in" style:contextual-spacing="false"/>
      <style:text-properties fo:font-size="6pt" style:font-size-asian="5.25pt" style:font-size-complex="6pt"/>
    </style:style>
    <style:style style:name="P99" style:family="paragraph" style:parent-style-name="Text_20_body" style:list-style-name="L47">
      <style:text-properties fo:font-size="6pt" style:font-size-asian="5.25pt" style:font-size-complex="6pt"/>
    </style:style>
    <style:style style:name="P100" style:family="paragraph" style:parent-style-name="Text_20_body" style:list-style-name="L48">
      <style:paragraph-properties fo:margin-top="0in" fo:margin-bottom="0in" style:contextual-spacing="false"/>
      <style:text-properties fo:font-size="6pt" style:font-size-asian="5.25pt" style:font-size-complex="6pt"/>
    </style:style>
    <style:style style:name="P101" style:family="paragraph" style:parent-style-name="Text_20_body" style:list-style-name="L48">
      <style:text-properties fo:font-size="6pt" style:font-size-asian="5.25pt" style:font-size-complex="6pt"/>
    </style:style>
    <style:style style:name="P102" style:family="paragraph" style:parent-style-name="Text_20_body" style:list-style-name="L49">
      <style:paragraph-properties fo:margin-top="0in" fo:margin-bottom="0in" style:contextual-spacing="false"/>
      <style:text-properties fo:font-size="6pt" style:font-size-asian="5.25pt" style:font-size-complex="6pt"/>
    </style:style>
    <style:style style:name="P103" style:family="paragraph" style:parent-style-name="Text_20_body" style:list-style-name="L49">
      <style:text-properties fo:font-size="6pt" style:font-size-asian="5.25pt" style:font-size-complex="6pt"/>
    </style:style>
    <style:style style:name="P104" style:family="paragraph" style:parent-style-name="Text_20_body" style:list-style-name="L50">
      <style:paragraph-properties fo:margin-top="0in" fo:margin-bottom="0in" style:contextual-spacing="false"/>
      <style:text-properties fo:font-size="6pt" style:font-size-asian="5.25pt" style:font-size-complex="6pt"/>
    </style:style>
    <style:style style:name="P105" style:family="paragraph" style:parent-style-name="Text_20_body" style:list-style-name="L50">
      <style:text-properties fo:font-size="6pt" style:font-size-asian="5.25pt" style:font-size-complex="6pt"/>
    </style:style>
    <style:style style:name="P106" style:family="paragraph" style:parent-style-name="Text_20_body" style:list-style-name="L51">
      <style:paragraph-properties fo:margin-top="0in" fo:margin-bottom="0in" style:contextual-spacing="false"/>
      <style:text-properties fo:font-size="6pt" style:font-size-asian="5.25pt" style:font-size-complex="6pt"/>
    </style:style>
    <style:style style:name="P107" style:family="paragraph" style:parent-style-name="Text_20_body" style:list-style-name="L51">
      <style:text-properties fo:font-size="6pt" style:font-size-asian="5.25pt" style:font-size-complex="6pt"/>
    </style:style>
    <style:style style:name="P108" style:family="paragraph" style:parent-style-name="Text_20_body" style:list-style-name="L52">
      <style:paragraph-properties fo:margin-top="0in" fo:margin-bottom="0in" style:contextual-spacing="false"/>
      <style:text-properties fo:font-size="6pt" style:font-size-asian="5.25pt" style:font-size-complex="6pt"/>
    </style:style>
    <style:style style:name="P109" style:family="paragraph" style:parent-style-name="Text_20_body" style:list-style-name="L52">
      <style:text-properties fo:font-size="6pt" style:font-size-asian="5.25pt" style:font-size-complex="6pt"/>
    </style:style>
    <style:style style:name="P110" style:family="paragraph" style:parent-style-name="Text_20_body" style:list-style-name="L53">
      <style:paragraph-properties fo:margin-top="0in" fo:margin-bottom="0in" style:contextual-spacing="false"/>
      <style:text-properties fo:font-size="6pt" style:font-size-asian="5.25pt" style:font-size-complex="6pt"/>
    </style:style>
    <style:style style:name="P111" style:family="paragraph" style:parent-style-name="Text_20_body" style:list-style-name="L53">
      <style:text-properties fo:font-size="6pt" style:font-size-asian="5.25pt" style:font-size-complex="6pt"/>
    </style:style>
    <style:style style:name="P112" style:family="paragraph" style:parent-style-name="Text_20_body" style:list-style-name="L54">
      <style:paragraph-properties fo:margin-top="0in" fo:margin-bottom="0in" style:contextual-spacing="false"/>
      <style:text-properties fo:font-size="6pt" style:font-size-asian="5.25pt" style:font-size-complex="6pt"/>
    </style:style>
    <style:style style:name="P113" style:family="paragraph" style:parent-style-name="Text_20_body" style:list-style-name="L54">
      <style:text-properties fo:font-size="6pt" style:font-size-asian="5.25pt" style:font-size-complex="6pt"/>
    </style:style>
    <style:style style:name="P114" style:family="paragraph" style:parent-style-name="Text_20_body" style:list-style-name="L55">
      <style:paragraph-properties fo:margin-top="0in" fo:margin-bottom="0in" style:contextual-spacing="false"/>
      <style:text-properties fo:font-size="6pt" style:font-size-asian="5.25pt" style:font-size-complex="6pt"/>
    </style:style>
    <style:style style:name="P115" style:family="paragraph" style:parent-style-name="Text_20_body" style:list-style-name="L55">
      <style:text-properties fo:font-size="6pt" style:font-size-asian="5.25pt" style:font-size-complex="6pt"/>
    </style:style>
    <style:style style:name="P116" style:family="paragraph" style:parent-style-name="Text_20_body" style:list-style-name="L56">
      <style:paragraph-properties fo:margin-top="0in" fo:margin-bottom="0in" style:contextual-spacing="false"/>
      <style:text-properties fo:font-size="6pt" style:font-size-asian="5.25pt" style:font-size-complex="6pt"/>
    </style:style>
    <style:style style:name="P117" style:family="paragraph" style:parent-style-name="Text_20_body" style:list-style-name="L56">
      <style:text-properties fo:font-size="6pt" style:font-size-asian="5.25pt" style:font-size-complex="6pt"/>
    </style:style>
    <style:style style:name="P118" style:family="paragraph" style:parent-style-name="Text_20_body" style:list-style-name="L57">
      <style:paragraph-properties fo:margin-top="0in" fo:margin-bottom="0in" style:contextual-spacing="false"/>
      <style:text-properties fo:font-size="6pt" style:font-size-asian="5.25pt" style:font-size-complex="6pt"/>
    </style:style>
    <style:style style:name="P119" style:family="paragraph" style:parent-style-name="Text_20_body" style:list-style-name="L57">
      <style:text-properties fo:font-size="6pt" style:font-size-asian="5.25pt" style:font-size-complex="6pt"/>
    </style:style>
    <style:style style:name="P120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vestment Opportunity: RoboChef → HOS Platform</text:h>
      <text:p text:style-name="P2"><text:span text:style-name="Strong_20_Emphasis">To:</text:span> Silicon Valley Venture Capital Partners<text:line-break/><text:span text:style-name="Strong_20_Emphasis">From:</text:span> Meir Niv, Founder<text:line-break/><text:span text:style-name="Strong_20_Emphasis">Date:</text:span> November 18, 2025<text:line-break/><text:span text:style-name="Strong_20_Emphasis">Subject:</text:span> Seed Investment - The Android Moment for Humanoid Robotics<text:line-break/><text:span text:style-name="Strong_20_Emphasis">Ask:</text:span> $8M Seed Round</text:p>
      <text:p text:style-name="P3"/>
      <text:h text:style-name="P4" text:outline-level="2">The Opportunity: Own the OS Layer</text:h>
      <text:p text:style-name="P2">In 2005, Google acquired Android for $50M. Today, Android powers 70% of smartphones globally and generates $200B+ annually for Google.</text:p>
      <text:p text:style-name="P2"><text:span text:style-name="Strong_20_Emphasis">The same platform opportunity exists in humanoid robotics - RIGHT NOW.</text:span></text:p>
      <text:p text:style-name="P2">Multiple companies are building humanoid hardware (Tesla Optimus, Figure 01, Chinese manufacturers). But <text:span text:style-name="Strong_20_Emphasis">no one has established the dominant operating system.</text:span></text:p>
      <text:p text:style-name="P2"><text:span text:style-name="Strong_20_Emphasis">I'm building that OS. And RoboChef is the killer app that proves it works.</text:span></text:p>
      <text:p text:style-name="P3"/>
      <text:h text:style-name="P4" text:outline-level="2">Who I Am: AI-Native Development = 10x Speed Advantage</text:h>
      <text:p text:style-name="P2">I'm Meir Niv, a software engineer with 45+ years of experience. But unlike most engineers, I've mastered something critical for 2025: <text:span text:style-name="Strong_20_Emphasis">AI-native development</text:span> - using AI assistants to build production systems at 10x traditional speed.</text:p>
      <text:p text:style-name="P2"><text:span text:style-name="Strong_20_Emphasis">Don't take my word for it. Check the live data.</text:span></text:p>
      <text:h text:style-name="P5" text:outline-level="3">AIMn Multi-Professor Auto-Trading System</text:h>
      <text:p text:style-name="P2"><text:span text:style-name="Strong_20_Emphasis">Live now:</text:span> meirniv.pythonanywhere.com/orders</text:p>
      <text:p text:style-name="P2"><text:span text:style-name="Strong_20_Emphasis">Verified Performance:</text:span></text:p>
      <text:list text:style-name="L1">
        <text:list-item>
          <text:p text:style-name="P6"><text:span text:style-name="Strong_20_Emphasis">200 completed trades</text:span> (stocks, crypto, futures) </text:p>
        </text:list-item>
        <text:list-item>
          <text:p text:style-name="P6"><text:span text:style-name="Strong_20_Emphasis">403% cumulative P&amp;L</text:span> ($4,038 profit) </text:p>
        </text:list-item>
        <text:list-item>
          <text:p text:style-name="P6"><text:span text:style-name="Strong_20_Emphasis">99% win rate</text:span> (only 2 minor losses, both caught by safety mechanisms) </text:p>
        </text:list-item>
        <text:list-item>
          <text:p text:style-name="P6"><text:span text:style-name="Strong_20_Emphasis">Real money, real execution</text:span> (not paper trading or backtest) </text:p>
        </text:list-item>
        <text:list-item>
          <text:p text:style-name="P7"><text:span text:style-name="Strong_20_Emphasis">Live TODAY</text:span> (last trade: hours ago) </text:p>
        </text:list-item>
      </text:list>
      <text:p text:style-name="P2"><text:span text:style-name="Strong_20_Emphasis">Here's the key:</text:span> This system runs on <text:span text:style-name="Strong_20_Emphasis">UNOPTIMIZED parameters</text:span>. I haven't even tuned it properly yet. It's profitable "out of the box," which proves the underlying methodology is sound.</text:p>
      <text:p text:style-name="P2"><text:span text:style-name="Strong_20_Emphasis">Why this matters for RoboChef/HOS:</text:span></text:p>
      <text:p text:style-name="P2">The same AI-assisted development approach that made AIMn profitable will:</text:p>
      <text:list text:style-name="L2">
        <text:list-item>
          <text:p text:style-name="P8">Build RoboChef prototype in <text:span text:style-name="Strong_20_Emphasis">18 months</text:span> (not 5 years) </text:p>
        </text:list-item>
        <text:list-item>
          <text:p text:style-name="P8">Enable <text:span text:style-name="Strong_20_Emphasis">rapid iteration</text:span> based on real-world data (like my trading system) </text:p>
        </text:list-item>
        <text:list-item>
          <text:p text:style-name="P9">Create <text:span text:style-name="Strong_20_Emphasis">robust systems</text:span> that work without perfect tuning (proven approach) </text:p>
        </text:list-item>
      </text:list>
      <text:p text:style-name="P2"><text:span text:style-name="Strong_20_Emphasis">Traditional robotics development = slow, expensive, academic.</text:span><text:line-break/><text:span text:style-name="Strong_20_Emphasis">My approach = fast, capital-efficient, product-focused.</text:span></text:p>
      <text:p text:style-name="P2">This is the <text:span text:style-name="Strong_20_Emphasis">competitive advantage</text:span> that makes this investment attractive.</text:p>
      <text:p text:style-name="P3"/>
      <text:h text:style-name="P4" text:outline-level="2">The Product: RoboChef (Seed Round Focus)</text:h>
      <text:h text:style-name="P5" text:outline-level="3">What It Is</text:h>
      <text:p text:style-name="P2">A humanoid robotic chef with a <text:span text:style-name="Strong_20_Emphasis">patent-protected encrypted ingredient authorization system</text:span>.</text:p>
      <text:p text:style-name="P2"><text:span text:style-name="Strong_20_Emphasis">Provisional Patent Filed:</text:span> November 2025</text:p>
      <text:p text:style-name="P2"><text:span text:style-name="Strong_20_Emphasis">Core Innovation:</text:span><text:line-break/>The robot <text:span text:style-name="Strong_20_Emphasis">refuses to cook</text:span> unless ingredients contain a valid encrypted authorization code. Like two-factor authentication, but for food.</text:p>
      <text:p text:style-name="P2"><text:span text:style-name="Strong_20_Emphasis">How It Works:</text:span></text:p>
      <text:list text:style-name="L3">
        <text:list-item>
          <text:p text:style-name="P10">Every ingredient package has an <text:span text:style-name="Strong_20_Emphasis">Authorized Encrypted Code (AEC)</text:span> </text:p>
        </text:list-item>
        <text:list-item>
          <text:p text:style-name="P10">Codes use <text:span text:style-name="Strong_20_Emphasis">daily-rotating encryption keys</text:span> (updated from cloud) </text:p>
        </text:list-item>
        <text:list-item>
          <text:p text:style-name="P10">Robot scans code, verifies with cloud server, accepts or rejects ingredient </text:p>
        </text:list-item>
        <text:list-item>
          <text:p text:style-name="P10">Tamper-evident packaging ensures food safety and supply chain integrity </text:p>
        </text:list-item>
        <text:list-item>
          <text:p text:style-name="P11">Ingredient vendors <text:span text:style-name="Strong_20_Emphasis">must purchase authorization codes</text:span> (recurring revenue) </text:p>
        </text:list-item>
      </text:list>
      <text:p text:style-name="P2"><text:span text:style-name="Strong_20_Emphasis">Why This Is Brilliant:</text:span></text:p>
      <text:list text:style-name="L4">
        <text:list-item>
          <text:p text:style-name="P12"><text:span text:style-name="Strong_20_Emphasis">Razor-blade model:</text:span> Hardware + recurring ingredient revenue (like Keurig, but for full meals) </text:p>
        </text:list-item>
        <text:list-item>
          <text:p text:style-name="P12"><text:span text:style-name="Strong_20_Emphasis">Quality control:</text:span> Ensures food safety, freshness, vendor compliance </text:p>
        </text:list-item>
        <text:list-item>
          <text:p text:style-name="P12"><text:soft-page-break/><text:span text:style-name="Strong_20_Emphasis">IP protection:</text:span> Patent-protected, difficult to copy </text:p>
        </text:list-item>
        <text:list-item>
          <text:p text:style-name="P12"><text:span text:style-name="Strong_20_Emphasis">Network effects:</text:span> More vendors → more recipes → more customers </text:p>
        </text:list-item>
        <text:list-item>
          <text:p text:style-name="P13"><text:span text:style-name="Strong_20_Emphasis">B2B2C revenue:</text:span> Sell hardware, license codes to vendors, subscription to consumers </text:p>
        </text:list-item>
      </text:list>
      <text:h text:style-name="P5" text:outline-level="3">Business Model</text:h>
      <text:p text:style-name="P2"><text:span text:style-name="Strong_20_Emphasis">Revenue Streams:</text:span></text:p>
      <text:list text:style-name="L5">
        <text:list-item>
          <text:p text:style-name="P14"><text:span text:style-name="Strong_20_Emphasis">Hardware Sales/Leasing</text:span></text:p>
          <text:list>
            <text:list-item>
              <text:p text:style-name="P15">Personal RoboChef: $15,000-25,000 </text:p>
            </text:list-item>
            <text:list-item>
              <text:p text:style-name="P15">Family RoboChef: $35,000-50,000 </text:p>
            </text:list-item>
            <text:list-item>
              <text:p text:style-name="P15">Restaurant RoboChef: $75,000-150,000 </text:p>
            </text:list-item>
          </text:list>
        </text:list-item>
        <text:list-item>
          <text:p text:style-name="P14"><text:span text:style-name="Strong_20_Emphasis">Recurring Ingredient Revenue</text:span> (30-40% margins)</text:p>
          <text:list>
            <text:list-item>
              <text:p text:style-name="P15">Consumers buy encrypted ingredient capsules </text:p>
            </text:list-item>
            <text:list-item>
              <text:p text:style-name="P15">Vendors pay for authorization codes </text:p>
            </text:list-item>
            <text:list-item>
              <text:p text:style-name="P15">Subscription recipe services </text:p>
            </text:list-item>
          </text:list>
        </text:list-item>
        <text:list-item>
          <text:p text:style-name="P14"><text:span text:style-name="Strong_20_Emphasis">Platform Fees</text:span> (as we scale to HOS)</text:p>
          <text:list>
            <text:list-item>
              <text:p text:style-name="P15">Third-party app developers (skills/recipes) </text:p>
            </text:list-item>
            <text:list-item>
              <text:p text:style-name="P15">Enterprise licensing (restaurant chains, hotels) </text:p>
            </text:list-item>
            <text:list-item>
              <text:p text:style-name="P14">Cloud AI services (recipe optimization, predictive ordering) </text:p>
            </text:list-item>
          </text:list>
        </text:list-item>
      </text:list>
      <text:p text:style-name="P2"><text:span text:style-name="Strong_20_Emphasis">Unit Economics (Restaurant Model):</text:span></text:p>
      <text:list text:style-name="L6">
        <text:list-item>
          <text:p text:style-name="P16">Hardware cost: $75,000 (lease: $2,000/month) </text:p>
        </text:list-item>
        <text:list-item>
          <text:p text:style-name="P16">Ingredient revenue: $50/meal × 50 meals/day × 30 days = $75,000/month </text:p>
        </text:list-item>
        <text:list-item>
          <text:p text:style-name="P16">Gross margin on ingredients: 35% = $26,250/month </text:p>
        </text:list-item>
        <text:list-item>
          <text:p text:style-name="P17"><text:span text:style-name="Strong_20_Emphasis">Payback period: 3 months</text:span> (if sold) or <text:span text:style-name="Strong_20_Emphasis">immediately cash-flow positive</text:span> (if leased) </text:p>
        </text:list-item>
      </text:list>
      <text:h text:style-name="P5" text:outline-level="3">Market Opportunity</text:h>
      <text:p text:style-name="P2"><text:span text:style-name="Strong_20_Emphasis">Addressable Market (RoboChef Phase):</text:span></text:p>
      <text:list text:style-name="L7">
        <text:list-item>
          <text:p text:style-name="P18"><text:span text:style-name="Strong_20_Emphasis">US Restaurants:</text:span> 1M+ establishments, chronic labor shortage </text:p>
        </text:list-item>
        <text:list-item>
          <text:p text:style-name="P18"><text:span text:style-name="Strong_20_Emphasis">Target segment:</text:span> Fast-casual, hotels, corporate cafeterias, hospitals </text:p>
        </text:list-item>
        <text:list-item>
          <text:p text:style-name="P18"><text:span text:style-name="Strong_20_Emphasis">Near-term TAM:</text:span> 100,000 restaurants × $75,000 = <text:span text:style-name="Strong_20_Emphasis">$7.5B hardware market</text:span> </text:p>
        </text:list-item>
        <text:list-item>
          <text:p text:style-name="P19"><text:span text:style-name="Strong_20_Emphasis">Recurring TAM:</text:span> 100,000 restaurants × $26,000/month × 12 = <text:span text:style-name="Strong_20_Emphasis">$31B annual ingredient revenue</text:span> </text:p>
        </text:list-item>
      </text:list>
      <text:p text:style-name="P2"><text:span text:style-name="Strong_20_Emphasis">Why Now:</text:span></text:p>
      <text:list text:style-name="L8">
        <text:list-item>
          <text:p text:style-name="P20">Restaurant labor shortage (post-COVID) </text:p>
        </text:list-item>
        <text:list-item>
          <text:p text:style-name="P20">Rising wages (minimum wage $15-20/hour) </text:p>
        </text:list-item>
        <text:list-item>
          <text:p text:style-name="P20">Food safety concerns (human error, contamination) </text:p>
        </text:list-item>
        <text:list-item>
          <text:p text:style-name="P21">Consistency demands (chain restaurants need identical output) </text:p>
        </text:list-item>
      </text:list>
      <text:p text:style-name="P3"/>
      <text:h text:style-name="P4" text:outline-level="2">The Platform: HOS (Series A+ Focus)</text:h>
      <text:p text:style-name="P2">RoboChef is the <text:span text:style-name="Strong_20_Emphasis">Trojan horse</text:span> for something much bigger.</text:p>
      <text:h text:style-name="P5" text:outline-level="3">The Vision: HOS = Android for Humanoids</text:h>
      <text:p text:style-name="P2"><text:span text:style-name="Strong_20_Emphasis">Just as Android works on Samsung, Google, Xiaomi, OnePlus phones:</text:span><text:line-break/><text:span text:style-name="Strong_20_Emphasis">HOS will work on Tesla Optimus, Figure 01, Chinese humanoids, future designs</text:span></text:p>
      <text:p text:style-name="P2"><text:span text:style-name="Strong_20_Emphasis">The Platform Play:</text:span></text:p>
      <text:list text:style-name="L9">
        <text:list-item>
          <text:p text:style-name="P22"><text:span text:style-name="Strong_20_Emphasis">Hardware Abstraction Layer:</text:span> HOS works on ANY humanoid body </text:p>
        </text:list-item>
        <text:list-item>
          <text:p text:style-name="P22"><text:span text:style-name="Strong_20_Emphasis">Sensor Fusion:</text:span> Unified interface for vision, audio, thermal, chemical, tactile sensors </text:p>
        </text:list-item>
        <text:list-item>
          <text:p text:style-name="P22"><text:span text:style-name="Strong_20_Emphasis">Motion Control:</text:span> Walking, manipulation, balance, tool use </text:p>
        </text:list-item>
        <text:list-item>
          <text:p text:style-name="P22"><text:span text:style-name="Strong_20_Emphasis">Task Planning:</text:span> AI breaks down goals into executable steps </text:p>
        </text:list-item>
        <text:list-item>
          <text:p text:style-name="P22"><text:span text:style-name="Strong_20_Emphasis">Application Layer:</text:span> Cooking, security, medical care, elderly assistance </text:p>
        </text:list-item>
        <text:list-item>
          <text:p text:style-name="P23"><text:span text:style-name="Strong_20_Emphasis">Developer Ecosystem:</text:span> Third-party skills marketplace (App Store model) </text:p>
        </text:list-item>
      </text:list>
      <text:p text:style-name="P2"><text:span text:style-name="Strong_20_Emphasis">Why HOS Wins:</text:span></text:p>
      <text:list text:style-name="L10">
        <text:list-item>
          <text:p text:style-name="P24"><text:span text:style-name="Strong_20_Emphasis">Hardware commoditization:</text:span> Multiple manufacturers compete → prices drop </text:p>
        </text:list-item>
        <text:list-item>
          <text:p text:style-name="P24"><text:span text:style-name="Strong_20_Emphasis">OS lock-in:</text:span> Users invest in ecosystem → switching costs rise </text:p>
        </text:list-item>
        <text:list-item>
          <text:p text:style-name="P24"><text:span text:style-name="Strong_20_Emphasis">Developer attraction:</text:span> Dominant platform gets best apps → network effects </text:p>
        </text:list-item>
        <text:list-item>
          <text:p text:style-name="P25"><text:span text:style-name="Strong_20_Emphasis">Value capture:</text:span> OS companies make 80% margins, hardware makes 10-20% </text:p>
        </text:list-item>
      </text:list>
      <text:p text:style-name="P2"><text:span text:style-name="Strong_20_Emphasis">Historical Precedent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Era</text:p>
            </table:table-cell>
            <table:table-cell table:style-name="Table1.A1" office:value-type="string">
              <text:p text:style-name="Table_20_Heading">Hardware Winner</text:p>
            </table:table-cell>
            <table:table-cell table:style-name="Table1.A1" office:value-type="string">
              <text:p text:style-name="Table_20_Heading">OS Platform Winner</text:p>
            </table:table-cell>
            <table:table-cell table:style-name="Table1.A1" office:value-type="string">
              <text:p text:style-name="Table_20_Heading">Who Captured More Value?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PC (1980s-90s)</text:span></text:p>
          </table:table-cell>
          <table:table-cell table:style-name="Table1.A1" office:value-type="string">
            <text:p text:style-name="Table_20_Contents">Dell, HP, Compaq</text:p>
          </table:table-cell>
          <table:table-cell table:style-name="Table1.A1" office:value-type="string">
            <text:p text:style-name="Table_20_Contents">Microsoft Windows</text:p>
          </table:table-cell>
          <table:table-cell table:style-name="Table1.A1" office:value-type="string">
            <text:p text:style-name="Table_20_Contents">Microsoft (10x hardware companie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obile (2010s-20s)</text:span></text:p>
          </table:table-cell>
          <table:table-cell table:style-name="Table1.A1" office:value-type="string">
            <text:p text:style-name="Table_20_Contents">Samsung, Xiaomi</text:p>
          </table:table-cell>
          <table:table-cell table:style-name="Table1.A1" office:value-type="string">
            <text:p text:style-name="Table_20_Contents">Android, iOS</text:p>
          </table:table-cell>
          <table:table-cell table:style-name="Table1.A1" office:value-type="string">
            <text:p text:style-name="Table_20_Contents">Google, Apple (20x hardware <text:soft-page-break/>companies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Humanoids (2025+)</text:span></text:p>
          </table:table-cell>
          <table:table-cell table:style-name="Table1.A1" office:value-type="string">
            <text:p text:style-name="Table_20_Contents">Tesla, Figure, Unitree</text:p>
          </table:table-cell>
          <table:table-cell table:style-name="Table1.A1" office:value-type="string">
            <text:p text:style-name="Table_20_Contents"><text:span text:style-name="Strong_20_Emphasis">HOS?</text:span></text:p>
          </table:table-cell>
          <table:table-cell table:style-name="Table1.A1" office:value-type="string">
            <text:p text:style-name="Table_20_Contents"><text:span text:style-name="Strong_20_Emphasis">OS platform (100x hardware?)</text:span></text:p>
          </table:table-cell>
        </table:table-row>
      </table:table>
      <text:p text:style-name="P2"><text:span text:style-name="Strong_20_Emphasis">The Opportunity:</text:span></text:p>
      <text:p text:style-name="P2">Be the Microsoft of humanoid robotics. Or the Google. Either way, capture the majority of a <text:span text:style-name="Strong_20_Emphasis">multi-trillion dollar market.</text:span></text:p>
      <text:p text:style-name="P3"/>
      <text:h text:style-name="P4" text:outline-level="2">Market Size: Trillion-Dollar Platform</text:h>
      <text:h text:style-name="P5" text:outline-level="3">Phase 1: Early Adopters (2025-2030)</text:h>
      <text:p text:style-name="P2"><text:span text:style-name="Strong_20_Emphasis">Military &amp; Defense:</text:span> $40-160B</text:p>
      <text:list text:style-name="L11">
        <text:list-item>
          <text:p text:style-name="P26">Humanoid infantry (eliminate casualties) </text:p>
        </text:list-item>
        <text:list-item>
          <text:p text:style-name="P26">Bomb disposal, reconnaissance, dangerous operations </text:p>
        </text:list-item>
        <text:list-item>
          <text:p text:style-name="P27">Government contracts, guaranteed demand </text:p>
        </text:list-item>
      </text:list>
      <text:p text:style-name="P2"><text:span text:style-name="Strong_20_Emphasis">Industrial &amp; Dangerous Work:</text:span> $30-80B</text:p>
      <text:list text:style-name="L12">
        <text:list-item>
          <text:p text:style-name="P28">Manufacturing, warehousing (Amazon already uses robots) </text:p>
        </text:list-item>
        <text:list-item>
          <text:p text:style-name="P28">Mining, construction, hazardous material handling </text:p>
        </text:list-item>
        <text:list-item>
          <text:p text:style-name="P29">Nuclear facilities, disaster response </text:p>
        </text:list-item>
      </text:list>
      <text:p text:style-name="P2"><text:span text:style-name="Strong_20_Emphasis">Total Addressable Market Phase 1: $70-240B</text:span></text:p>
      <text:h text:style-name="P5" text:outline-level="3">Phase 2: Commercial Services (2030-2035)</text:h>
      <text:p text:style-name="P2"><text:span text:style-name="Strong_20_Emphasis">Food Service:</text:span> $200-400B</text:p>
      <text:list text:style-name="L13">
        <text:list-item>
          <text:p text:style-name="P30">Restaurants, hotels, corporate cafeterias </text:p>
        </text:list-item>
        <text:list-item>
          <text:p text:style-name="P30">Food prep, cooking, plating, cleaning </text:p>
        </text:list-item>
        <text:list-item>
          <text:p text:style-name="P31">Consistent quality, 24/7 operation </text:p>
        </text:list-item>
      </text:list>
      <text:p text:style-name="P2"><text:span text:style-name="Strong_20_Emphasis">Healthcare:</text:span> $150-300B</text:p>
      <text:list text:style-name="L14">
        <text:list-item>
          <text:p text:style-name="P32">Nursing assistance (aging population crisis) </text:p>
        </text:list-item>
        <text:list-item>
          <text:p text:style-name="P32">Patient monitoring, medication delivery </text:p>
        </text:list-item>
        <text:list-item>
          <text:p text:style-name="P33">Surgery assistance, rehabilitation </text:p>
        </text:list-item>
      </text:list>
      <text:p text:style-name="P2"><text:span text:style-name="Strong_20_Emphasis">Security &amp; Facilities:</text:span> $50-100B</text:p>
      <text:list text:style-name="L15">
        <text:list-item>
          <text:p text:style-name="P34">Patrol, surveillance, access control </text:p>
        </text:list-item>
        <text:list-item>
          <text:p text:style-name="P35">Janitorial, maintenance, logistics </text:p>
        </text:list-item>
      </text:list>
      <text:p text:style-name="P2"><text:span text:style-name="Strong_20_Emphasis">Total Addressable Market Phase 2: $400-800B</text:span></text:p>
      <text:h text:style-name="P5" text:outline-level="3">Phase 3: Consumer Mass Market (2035-2040)</text:h>
      <text:p text:style-name="P2"><text:span text:style-name="Strong_20_Emphasis">Household Services:</text:span> $1-3T</text:p>
      <text:list text:style-name="L16">
        <text:list-item>
          <text:p text:style-name="P36">Cooking, cleaning, laundry </text:p>
        </text:list-item>
        <text:list-item>
          <text:p text:style-name="P36">Childcare, elderly care, companionship </text:p>
        </text:list-item>
        <text:list-item>
          <text:p text:style-name="P37">Home maintenance, gardening </text:p>
        </text:list-item>
      </text:list>
      <text:p text:style-name="P2"><text:span text:style-name="Strong_20_Emphasis">Personal Assistance:</text:span> $500B-1T</text:p>
      <text:list text:style-name="L17">
        <text:list-item>
          <text:p text:style-name="P38">Shopping, errands, transportation </text:p>
        </text:list-item>
        <text:list-item>
          <text:p text:style-name="P38">Fitness, health monitoring </text:p>
        </text:list-item>
        <text:list-item>
          <text:p text:style-name="P39">Education, tutoring </text:p>
        </text:list-item>
      </text:list>
      <text:p text:style-name="P2"><text:span text:style-name="Strong_20_Emphasis">Total Addressable Market Phase 3: $1.5-4T</text:span></text:p>
      <text:h text:style-name="P5" text:outline-level="3">Platform Revenue Model (HOS)</text:h>
      <text:p text:style-name="P2"><text:span text:style-name="Strong_20_Emphasis">Once HOS becomes the standard:</text:span></text:p>
      <text:list text:style-name="L18">
        <text:list-item>
          <text:p text:style-name="P40"><text:span text:style-name="Strong_20_Emphasis">Per-unit licensing:</text:span> $500-2,000 per humanoid × 100M units = $50-200B </text:p>
        </text:list-item>
        <text:list-item>
          <text:p text:style-name="P40"><text:span text:style-name="Strong_20_Emphasis">App store revenue:</text:span> 30% of $100B+ skills market = $30B+ </text:p>
        </text:list-item>
        <text:list-item>
          <text:p text:style-name="P40"><text:span text:style-name="Strong_20_Emphasis">Enterprise subscriptions:</text:span> $10B+ annually </text:p>
        </text:list-item>
        <text:list-item>
          <text:p text:style-name="P41"><text:span text:style-name="Strong_20_Emphasis">Cloud AI services:</text:span> $20B+ annually </text:p>
        </text:list-item>
      </text:list>
      <text:p text:style-name="P2"><text:span text:style-name="Strong_20_Emphasis">Conservative 10-year projection:</text:span> $500B cumulative revenue<text:line-break/><text:span text:style-name="Strong_20_Emphasis">Optimistic 15-year projection:</text:span> $2T+ cumulative revenue</text:p>
      <text:p text:style-name="P2"><text:span text:style-name="Strong_20_Emphasis">This is not hyperbole. This is the math when you own the platform layer in a massive hardware market.</text:span></text:p>
      <text:p text:style-name="P3"><text:soft-page-break/></text:p>
      <text:h text:style-name="P4" text:outline-level="2">Competitive Landscape: First-Mover Advantage</text:h>
      <text:h text:style-name="P5" text:outline-level="3">Current Players</text:h>
      <text:p text:style-name="P2"><text:span text:style-name="Strong_20_Emphasis">Hardware Manufacturers:</text:span></text:p>
      <text:list text:style-name="L19">
        <text:list-item>
          <text:p text:style-name="P42"><text:span text:style-name="Strong_20_Emphasis">Tesla (Optimus)</text:span></text:p>
          <text:list>
            <text:list-item>
              <text:p text:style-name="P43">Strengths: Capital, AI expertise, Elon's vision </text:p>
            </text:list-item>
            <text:list-item>
              <text:p text:style-name="P43">Weakness: Proprietary approach, closed ecosystem </text:p>
            </text:list-item>
          </text:list>
        </text:list-item>
        <text:list-item>
          <text:p text:style-name="P42"><text:span text:style-name="Strong_20_Emphasis">Figure AI</text:span></text:p>
          <text:list>
            <text:list-item>
              <text:p text:style-name="P43">Strengths: $2.6B valuation, OpenAI partnership </text:p>
            </text:list-item>
            <text:list-item>
              <text:p text:style-name="P43">Weakness: Hardware-focused, no clear OS strategy </text:p>
            </text:list-item>
          </text:list>
        </text:list-item>
        <text:list-item>
          <text:p text:style-name="P42"><text:span text:style-name="Strong_20_Emphasis">Chinese Companies (Unitree, UBTECH, etc.)</text:span></text:p>
          <text:list>
            <text:list-item>
              <text:p text:style-name="P43">Strengths: Cost advantage, government backing </text:p>
            </text:list-item>
            <text:list-item>
              <text:p text:style-name="P42">Weakness: Trust issues internationally, isolated developers </text:p>
            </text:list-item>
          </text:list>
        </text:list-item>
      </text:list>
      <text:p text:style-name="P2"><text:span text:style-name="Strong_20_Emphasis">Operating Systems:</text:span></text:p>
      <text:list text:style-name="L20">
        <text:list-item>
          <text:p text:style-name="P44"><text:span text:style-name="Strong_20_Emphasis">ROS (Robot Operating System)</text:span></text:p>
          <text:list>
            <text:list-item>
              <text:p text:style-name="P45">Strengths: Open-source, widely used in research </text:p>
            </text:list-item>
            <text:list-item>
              <text:p text:style-name="P45">Weakness: Not purpose-built for humanoids, fragmented, no commercial polish </text:p>
            </text:list-item>
          </text:list>
        </text:list-item>
        <text:list-item>
          <text:p text:style-name="P44"><text:span text:style-name="Strong_20_Emphasis">Proprietary Systems</text:span></text:p>
          <text:list>
            <text:list-item>
              <text:p text:style-name="P45">Each company building their own </text:p>
            </text:list-item>
            <text:list-item>
              <text:p text:style-name="P44">Weakness: Can't become universal standard, no network effects </text:p>
            </text:list-item>
          </text:list>
        </text:list-item>
      </text:list>
      <text:p text:style-name="P2"><text:span text:style-name="Strong_20_Emphasis">Current Reality: NO DOMINANT PLATFORM EXISTS YET</text:span></text:p>
      <text:p text:style-name="P2">This is the <text:span text:style-name="Strong_20_Emphasis">window of opportunity.</text:span> 18-24 months to establish HOS as the standard.</text:p>
      <text:h text:style-name="P5" text:outline-level="3">Our Competitive Advantages</text:h>
      <text:p text:style-name="P2"><text:span text:style-name="Strong_20_Emphasis">1. AI-Native Development (Speed)</text:span></text:p>
      <text:list text:style-name="L21">
        <text:list-item>
          <text:p text:style-name="P46">Build in 18 months what takes competitors 5 years </text:p>
        </text:list-item>
        <text:list-item>
          <text:p text:style-name="P46">Rapid iteration based on real-world data </text:p>
        </text:list-item>
        <text:list-item>
          <text:p text:style-name="P47">Proven methodology (AIMn system demonstrates this works) </text:p>
        </text:list-item>
      </text:list>
      <text:p text:style-name="P2"><text:span text:style-name="Strong_20_Emphasis">2. Platform Strategy (Not Just Product)</text:span></text:p>
      <text:list text:style-name="L22">
        <text:list-item>
          <text:p text:style-name="P48">Open ecosystem (like Android) attracts developers </text:p>
        </text:list-item>
        <text:list-item>
          <text:p text:style-name="P48">Hardware-agnostic (works on any humanoid body) </text:p>
        </text:list-item>
        <text:list-item>
          <text:p text:style-name="P49">First-mover advantage (lock in before competitors understand the game) </text:p>
        </text:list-item>
      </text:list>
      <text:p text:style-name="P2"><text:span text:style-name="Strong_20_Emphasis">3. Business Model Innovation (Recurring Revenue)</text:span></text:p>
      <text:list text:style-name="L23">
        <text:list-item>
          <text:p text:style-name="P50">Encrypted ingredient authorization (patent-protected) </text:p>
        </text:list-item>
        <text:list-item>
          <text:p text:style-name="P50">Razor-blade model creates moat </text:p>
        </text:list-item>
        <text:list-item>
          <text:p text:style-name="P51">Competitors focused on hardware sales (low margin, one-time) </text:p>
        </text:list-item>
      </text:list>
      <text:p text:style-name="P2"><text:span text:style-name="Strong_20_Emphasis">4. Credible Founder (Proven Execution)</text:span></text:p>
      <text:list text:style-name="L24">
        <text:list-item>
          <text:p text:style-name="P52">Not an academic or theorist </text:p>
        </text:list-item>
        <text:list-item>
          <text:p text:style-name="P52">Built and shipped production systems (AIMn) </text:p>
        </text:list-item>
        <text:list-item>
          <text:p text:style-name="P52">Understands both technology AND business models </text:p>
        </text:list-item>
        <text:list-item>
          <text:p text:style-name="P53">Pattern recognition across 4 technology waves (PC, Internet, Mobile, Robotics) </text:p>
        </text:list-item>
      </text:list>
      <text:p text:style-name="P3"/>
      <text:h text:style-name="P4" text:outline-level="2">The Investment: $8M Seed Round</text:h>
      <text:h text:style-name="P5" text:outline-level="3">Use of Funds (18-Month Runway)</text:h>
      <text:p text:style-name="P2"><text:span text:style-name="Strong_20_Emphasis">Hardware &amp; Prototyping: $3M</text:span></text:p>
      <text:list text:style-name="L25">
        <text:list-item>
          <text:p text:style-name="P54">3 functional RoboChef prototypes </text:p>
        </text:list-item>
        <text:list-item>
          <text:p text:style-name="P54">Sensor integration (vision, thermal, chemical, tactile, force) </text:p>
        </text:list-item>
        <text:list-item>
          <text:p text:style-name="P54">Humanoid platform partnership or custom build </text:p>
        </text:list-item>
        <text:list-item>
          <text:p text:style-name="P55">Test kitchen facility (iterate on real cooking tasks) </text:p>
        </text:list-item>
      </text:list>
      <text:p text:style-name="P2"><text:span text:style-name="Strong_20_Emphasis">Team: $2M</text:span></text:p>
      <text:list text:style-name="L26">
        <text:list-item>
          <text:p text:style-name="P56"><text:span text:style-name="Strong_20_Emphasis">CTO:</text:span> Robotics expert, proven leader (critical hire) </text:p>
        </text:list-item>
        <text:list-item>
          <text:p text:style-name="P56"><text:span text:style-name="Strong_20_Emphasis">Robotics Engineers (5-7):</text:span> Locomotion, manipulation, control systems </text:p>
        </text:list-item>
        <text:list-item>
          <text:p text:style-name="P56"><text:span text:style-name="Strong_20_Emphasis">AI/ML Engineers (3-4):</text:span> Vision, planning, reinforcement learning </text:p>
        </text:list-item>
        <text:list-item>
          <text:p text:style-name="P56"><text:span text:style-name="Strong_20_Emphasis">Food Scientists (2):</text:span> Recipe development, safety protocols </text:p>
        </text:list-item>
        <text:list-item>
          <text:p text:style-name="P57"><text:span text:style-name="Strong_20_Emphasis">Operations (2-3):</text:span> Business development, partnerships, supply chain </text:p>
        </text:list-item>
      </text:list>
      <text:p text:style-name="P2"><text:soft-page-break/><text:span text:style-name="Strong_20_Emphasis">Pilot Deployments: $2M</text:span></text:p>
      <text:list text:style-name="L27">
        <text:list-item>
          <text:p text:style-name="P58">3 restaurant pilots (different formats: fast-casual, hotel, corporate) </text:p>
        </text:list-item>
        <text:list-item>
          <text:p text:style-name="P58">On-site support, data collection, iteration </text:p>
        </text:list-item>
        <text:list-item>
          <text:p text:style-name="P58">Ingredient supplier partnerships (2-3 vendors) </text:p>
        </text:list-item>
        <text:list-item>
          <text:p text:style-name="P59">Marketing collateral, demo videos, press coverage </text:p>
        </text:list-item>
      </text:list>
      <text:p text:style-name="P2"><text:span text:style-name="Strong_20_Emphasis">Operations: $1M</text:span></text:p>
      <text:list text:style-name="L28">
        <text:list-item>
          <text:p text:style-name="P60">Legal (patent prosecution, IP strategy, contracts) </text:p>
        </text:list-item>
        <text:list-item>
          <text:p text:style-name="P60">Facilities (lab space, testing, equipment) </text:p>
        </text:list-item>
        <text:list-item>
          <text:p text:style-name="P60">Business development (restaurant partnerships, investor relations) </text:p>
        </text:list-item>
        <text:list-item>
          <text:p text:style-name="P61">Contingency (hardware always has unexpected costs) </text:p>
        </text:list-item>
      </text:list>
      <text:h text:style-name="P5" text:outline-level="3">Milestones &amp; Inflection Points</text:h>
      <text:p text:style-name="P2"><text:span text:style-name="Strong_20_Emphasis">Month 6: Prototype Proof</text:span></text:p>
      <text:list text:style-name="L29">
        <text:list-item>
          <text:p text:style-name="P62">Functional RoboChef cooking 5 basic dishes autonomously </text:p>
        </text:list-item>
        <text:list-item>
          <text:p text:style-name="P62">Encrypted ingredient system operational (scan, verify, accept/reject) </text:p>
        </text:list-item>
        <text:list-item>
          <text:p text:style-name="P62">First restaurant pilot signed (LOI or contract) </text:p>
        </text:list-item>
        <text:list-item>
          <text:p text:style-name="P63"><text:span text:style-name="Strong_20_Emphasis">Valuation checkpoint:</text:span> Prove technology works </text:p>
        </text:list-item>
      </text:list>
      <text:p text:style-name="P2"><text:span text:style-name="Strong_20_Emphasis">Month 12: Market Validation</text:span></text:p>
      <text:list text:style-name="L30">
        <text:list-item>
          <text:p text:style-name="P64">3 restaurant pilots operational </text:p>
        </text:list-item>
        <text:list-item>
          <text:p text:style-name="P64">20+ dishes in recipe library </text:p>
        </text:list-item>
        <text:list-item>
          <text:p text:style-name="P64">Positive unit economics demonstrated (ingredient revenue &gt; support costs) </text:p>
        </text:list-item>
        <text:list-item>
          <text:p text:style-name="P64">Customer testimonials, case studies, press coverage </text:p>
        </text:list-item>
        <text:list-item>
          <text:p text:style-name="P65"><text:span text:style-name="Strong_20_Emphasis">Valuation checkpoint:</text:span> Prove business model works </text:p>
        </text:list-item>
      </text:list>
      <text:p text:style-name="P2"><text:span text:style-name="Strong_20_Emphasis">Month 18: Scale Preparation</text:span></text:p>
      <text:list text:style-name="L31">
        <text:list-item>
          <text:p text:style-name="P66">10+ restaurants in pipeline (LOIs or contracts) </text:p>
        </text:list-item>
        <text:list-item>
          <text:p text:style-name="P66">$500K+ annual ingredient revenue run-rate </text:p>
        </text:list-item>
        <text:list-item>
          <text:p text:style-name="P66">HOS architecture designed (ready for Series A expansion) </text:p>
        </text:list-item>
        <text:list-item>
          <text:p text:style-name="P66">Series A materials prepared (pitch, financials, vision) </text:p>
        </text:list-item>
        <text:list-item>
          <text:p text:style-name="P67"><text:span text:style-name="Strong_20_Emphasis">Valuation checkpoint:</text:span> Prove market demand exists </text:p>
        </text:list-item>
      </text:list>
      <text:p text:style-name="P2"><text:span text:style-name="Strong_20_Emphasis">Series A Raise (Month 18-20):</text:span></text:p>
      <text:list text:style-name="L32">
        <text:list-item>
          <text:p text:style-name="P68"><text:span text:style-name="Strong_20_Emphasis">Target:</text:span> $20-50M </text:p>
        </text:list-item>
        <text:list-item>
          <text:p text:style-name="P68"><text:span text:style-name="Strong_20_Emphasis">Use:</text:span> Build HOS platform, expand RoboChef deployments to 50-100 units </text:p>
        </text:list-item>
        <text:list-item>
          <text:p text:style-name="P69"><text:span text:style-name="Strong_20_Emphasis">Valuation:</text:span> $80-150M post-money (10x seed, justified by proof) </text:p>
        </text:list-item>
      </text:list>
      <text:p text:style-name="P3"/>
      <text:h text:style-name="P4" text:outline-level="2">Team Strategy: Execution Over Credentials</text:h>
      <text:p text:style-name="P2">I've seen too many robotics companies fail because they hired PhDs who couldn't ship.</text:p>
      <text:p text:style-name="P2"><text:span text:style-name="Strong_20_Emphasis">My hiring philosophy: Find people who GET SHIT DONE.</text:span></text:p>
      <text:h text:style-name="P5" text:outline-level="3">Key Roles</text:h>
      <text:p text:style-name="P2"><text:span text:style-name="Strong_20_Emphasis">Founder/CEO (Me):</text:span></text:p>
      <text:list text:style-name="L33">
        <text:list-item>
          <text:p text:style-name="P70">Strategic vision (platform play, business model innovation) </text:p>
        </text:list-item>
        <text:list-item>
          <text:p text:style-name="P70">AI-native development (direct AI to build 10x faster) </text:p>
        </text:list-item>
        <text:list-item>
          <text:p text:style-name="P70">Investor relations (raised this seed, will raise Series A) </text:p>
        </text:list-item>
        <text:list-item>
          <text:p text:style-name="P71">Proven executor (AIMn system live and profitable) </text:p>
        </text:list-item>
      </text:list>
      <text:p text:style-name="P2"><text:span text:style-name="Strong_20_Emphasis">CTO (Critical Hire #1):</text:span></text:p>
      <text:list text:style-name="L34">
        <text:list-item>
          <text:p text:style-name="P72"><text:span text:style-name="Strong_20_Emphasis">Must have:</text:span> Shipped robotics products (not just papers) </text:p>
        </text:list-item>
        <text:list-item>
          <text:p text:style-name="P72"><text:span text:style-name="Strong_20_Emphasis">Must have:</text:span> Leadership experience (built teams, earned loyalty) </text:p>
        </text:list-item>
        <text:list-item>
          <text:p text:style-name="P72"><text:span text:style-name="Strong_20_Emphasis">Nice to have:</text:span> Military or high-pressure background (makes decisions under uncertainty) </text:p>
        </text:list-item>
        <text:list-item>
          <text:p text:style-name="P73"><text:span text:style-name="Strong_20_Emphasis">Compensation:</text:span> Equity-heavy (1-3%), want long-term commitment </text:p>
        </text:list-item>
      </text:list>
      <text:p text:style-name="P2"><text:span text:style-name="Strong_20_Emphasis">Head of HR:</text:span></text:p>
      <text:list text:style-name="L35">
        <text:list-item>
          <text:p text:style-name="P74">My granddaughter (experienced talent acquisition) </text:p>
        </text:list-item>
        <text:list-item>
          <text:p text:style-name="P74">Builds team, manages culture, attracts top talent </text:p>
        </text:list-item>
        <text:list-item>
          <text:p text:style-name="P75">Most startups fail on talent execution, not technology </text:p>
        </text:list-item>
      </text:list>
      <text:p text:style-name="P2"><text:span text:style-name="Strong_20_Emphasis">Engineering Team:</text:span></text:p>
      <text:list text:style-name="L36">
        <text:list-item>
          <text:p text:style-name="P76">Hire for speed and pragmatism (not perfection) </text:p>
        </text:list-item>
        <text:list-item>
          <text:p text:style-name="P76">Prefer people who've shipped products (vs. research backgrounds) </text:p>
        </text:list-item>
        <text:list-item>
          <text:p text:style-name="P76">Mix of experience levels (few seniors to mentor, mostly mid-level to execute) </text:p>
        </text:list-item>
        <text:list-item>
          <text:p text:style-name="P77">Remote-friendly (access global talent pool) </text:p>
        </text:list-item>
      </text:list>
      <text:p text:style-name="P2"><text:span text:style-name="Strong_20_Emphasis">Advisory Board:</text:span></text:p>
      <text:list text:style-name="L37">
        <text:list-item>
          <text:p text:style-name="P78">Robotics pioneer (credibility, technical guidance) </text:p>
        </text:list-item>
        <text:list-item>
          <text:p text:style-name="P78">Restaurant industry executive (customer insights, partnerships) </text:p>
        </text:list-item>
        <text:list-item>
          <text:p text:style-name="P79"><text:soft-page-break/>Former VC or entrepreneur (fundraising, strategy) </text:p>
        </text:list-item>
      </text:list>
      <text:h text:style-name="P5" text:outline-level="3">Culture: Ship Fast, Iterate, Learn</text:h>
      <text:p text:style-name="P2"><text:span text:style-name="Strong_20_Emphasis">Not:</text:span></text:p>
      <text:list text:style-name="L38">
        <text:list-item>
          <text:p text:style-name="P80">Academic perfectionism </text:p>
        </text:list-item>
        <text:list-item>
          <text:p text:style-name="P80">Endless planning </text:p>
        </text:list-item>
        <text:list-item>
          <text:p text:style-name="P81">Risk-averse incrementalism </text:p>
        </text:list-item>
      </text:list>
      <text:p text:style-name="P2"><text:span text:style-name="Strong_20_Emphasis">Yes:</text:span></text:p>
      <text:list text:style-name="L39">
        <text:list-item>
          <text:p text:style-name="P82">Bias toward action </text:p>
        </text:list-item>
        <text:list-item>
          <text:p text:style-name="P82">Real-world testing </text:p>
        </text:list-item>
        <text:list-item>
          <text:p text:style-name="P83">Rapid iteration based on data </text:p>
        </text:list-item>
      </text:list>
      <text:p text:style-name="P2"><text:span text:style-name="Strong_20_Emphasis">AIMn proves this works:</text:span> I built a profitable trading system with unoptimized parameters. It's not perfect, but it WORKS. We'll do the same with RoboChef - get it working, deploy it, make it better based on real restaurant data.</text:p>
      <text:p text:style-name="P3"/>
      <text:h text:style-name="P4" text:outline-level="2">Risk Analysis: What Could Go Wrong?</text:h>
      <text:h text:style-name="P5" text:outline-level="3">Technical Risks</text:h>
      <text:p text:style-name="P2"><text:span text:style-name="Strong_20_Emphasis">Risk:</text:span> Humanoid manipulation is really hard<text:line-break/><text:span text:style-name="Strong_20_Emphasis">Mitigation:</text:span> Start with pre-cut ingredients (reduce complexity), partner with existing humanoid manufacturers (leverage their work), focus on 80% solution (doesn't need to be perfect)</text:p>
      <text:p text:style-name="P2"><text:span text:style-name="Strong_20_Emphasis">Risk:</text:span> AI vision/planning not good enough<text:line-break/><text:span text:style-name="Strong_20_Emphasis">Mitigation:</text:span> Proven approach (AIMn shows my AI methodology works), structured environment (kitchen is controlled, not chaotic), iterate based on data (like trading system)</text:p>
      <text:p text:style-name="P2"><text:span text:style-name="Strong_20_Emphasis">Risk:</text:span> Food safety regulations block deployment<text:line-break/><text:span text:style-name="Strong_20_Emphasis">Mitigation:</text:span> Work with health departments proactively, start with low-risk applications (ingredient prep, not final cooking), pilot with willing partners</text:p>
      <text:h text:style-name="P5" text:outline-level="3">Market Risks</text:h>
      <text:p text:style-name="P2"><text:span text:style-name="Strong_20_Emphasis">Risk:</text:span> Restaurants won't pay for humanoid chefs<text:line-break/><text:span text:style-name="Strong_20_Emphasis">Mitigation:</text:span> Labor shortage makes this valuable NOW, unit economics are compelling (3-month payback or cash-flow positive if leased), target high-end establishments first (they'll pay for consistency)</text:p>
      <text:p text:style-name="P2"><text:span text:style-name="Strong_20_Emphasis">Risk:</text:span> Competing OS standard emerges<text:line-break/><text:span text:style-name="Strong_20_Emphasis">Mitigation:</text:span> Speed advantage (18 months to market vs. 5 years for competitors), open ecosystem (attract developers), first-mover network effects</text:p>
      <text:p text:style-name="P2"><text:span text:style-name="Strong_20_Emphasis">Risk:</text:span> Market slower than projected<text:line-break/><text:span text:style-name="Strong_20_Emphasis">Mitigation:</text:span> RoboChef generates real revenue (not just platform speculation), multiple applications (if restaurants slow, pivot to hotels/corporate), military provides guaranteed demand</text:p>
      <text:h text:style-name="P5" text:outline-level="3">Execution Risks</text:h>
      <text:p text:style-name="P2"><text:span text:style-name="Strong_20_Emphasis">Risk:</text:span> Can't hire top robotics talent<text:line-break/><text:span text:style-name="Strong_20_Emphasis">Mitigation:</text:span> Equity compensation (everyone gets upside), remote work (global talent pool), mission-driven culture (people want to work on humanoids)</text:p>
      <text:p text:style-name="P2"><text:span text:style-name="Strong_20_Emphasis">Risk:</text:span> Founder age perception<text:line-break/><text:span text:style-name="Strong_20_Emphasis">Mitigation:</text:span> Young CTO for daily execution, my role is strategic (proven with AIMn), strong health (gym 3-4 hours/week, blood work excellent), experience is asset not liability (I've seen 4 tech waves)</text:p>
      <text:p text:style-name="P2"><text:span text:style-name="Strong_20_Emphasis">Risk:</text:span> Run out of money before milestones<text:line-break/><text:span text:style-name="Strong_20_Emphasis">Mitigation:</text:span> 18-month runway (conservative), inflection points at 6/12 months (can raise bridge if needed), clear path to Series A (proof de-risks raise)</text:p>
      <text:p text:style-name="P2"><text:span text:style-name="Strong_20_Emphasis">Bottom line:</text:span> Every startup has risks. The question is: <text:span text:style-name="Strong_20_Emphasis">Is the upside worth it?</text:span> For a platform play in a trillion-dollar market with a proven founder - YES.</text:p>
      <text:p text:style-name="P3"/>
      <text:h text:style-name="P4" text:outline-level="2">Why AI-Native Development Changes Everything</text:h>
      <text:p text:style-name="P2">Most VCs investing in robotics are funding <text:span text:style-name="Strong_20_Emphasis">traditional development approaches:</text:span></text:p>
      <text:list text:style-name="L40">
        <text:list-item>
          <text:p text:style-name="P84">Hire PhDs from top universities </text:p>
        </text:list-item>
        <text:list-item>
          <text:p text:style-name="P84">Spend 3-5 years on R&amp;D </text:p>
        </text:list-item>
        <text:list-item>
          <text:p text:style-name="P84">Publish papers, build prototypes </text:p>
        </text:list-item>
        <text:list-item>
          <text:p text:style-name="P85">Eventually (maybe) ship a product </text:p>
        </text:list-item>
      </text:list>
      <text:p text:style-name="P2"><text:span text:style-name="Strong_20_Emphasis">This is too slow for the platform race.</text:span></text:p>
      <text:p text:style-name="P2"><text:span text:style-name="Strong_20_Emphasis">My approach (proven with AIMn):</text:span></text:p>
      <text:list text:style-name="L41">
        <text:list-item>
          <text:p text:style-name="P86"><text:span text:style-name="Strong_20_Emphasis">AI generates code</text:span> (I direct strategy, AI writes implementation) </text:p>
        </text:list-item>
        <text:list-item>
          <text:p text:style-name="P86"><text:span text:style-name="Strong_20_Emphasis">Rapid prototyping</text:span> (days, not months, per feature) </text:p>
        </text:list-item>
        <text:list-item>
          <text:p text:style-name="P86"><text:span text:style-name="Strong_20_Emphasis">Real-world testing</text:span> (deploy early, iterate based on data) </text:p>
        </text:list-item>
        <text:list-item>
          <text:p text:style-name="P87"><text:span text:style-name="Strong_20_Emphasis">Continuous improvement</text:span> (like trading system: works now, optimize later) </text:p>
        </text:list-item>
      </text:list>
      <text:p text:style-name="P2"><text:span text:style-name="Strong_20_Emphasis">Result: 10x speed advantage</text:span></text:p>
      <text:p text:style-name="P2"><text:span text:style-name="Strong_20_Emphasis">This speed advantage is DECISIVE</text:span> when racing to establish a platform standard. The first OS to reach critical mass wins. Network effects lock it in. We have 18-24 months.</text:p>
      <text:p text:style-name="P2"><text:span text:style-name="Strong_20_Emphasis">Traditional robotics companies won't realize they're in an OS race until it's too late.</text:span> They're optimizing hardware. We're building the platform.</text:p>
      <text:p text:style-name="P3"><text:soft-page-break/></text:p>
      <text:h text:style-name="P4" text:outline-level="2">The Investment Decision: Pattern Recognition</text:h>
      <text:p text:style-name="P2">Smart investors recognize <text:span text:style-name="Strong_20_Emphasis">patterns from previous technology waves.</text:span></text:p>
      <text:h text:style-name="P5" text:outline-level="3">Pattern #1: OS Layer Captures Most Valu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Era</text:p>
            </table:table-cell>
            <table:table-cell table:style-name="Table2.A1" office:value-type="string">
              <text:p text:style-name="Table_20_Heading">Hardware Companies</text:p>
            </table:table-cell>
            <table:table-cell table:style-name="Table2.A1" office:value-type="string">
              <text:p text:style-name="Table_20_Heading">OS Platform</text:p>
            </table:table-cell>
            <table:table-cell table:style-name="Table2.A1" office:value-type="string">
              <text:p text:style-name="Table_20_Heading">Value Ratio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PC</text:span></text:p>
          </table:table-cell>
          <table:table-cell table:style-name="Table2.A1" office:value-type="string">
            <text:p text:style-name="Table_20_Contents">Dell, HP, IBM</text:p>
          </table:table-cell>
          <table:table-cell table:style-name="Table2.A1" office:value-type="string">
            <text:p text:style-name="Table_20_Contents">Microsoft Windows</text:p>
          </table:table-cell>
          <table:table-cell table:style-name="Table2.A1" office:value-type="string">
            <text:p text:style-name="Table_20_Contents">10:1 (OS wins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Mobile</text:span></text:p>
          </table:table-cell>
          <table:table-cell table:style-name="Table2.A1" office:value-type="string">
            <text:p text:style-name="Table_20_Contents">Samsung, Huawei</text:p>
          </table:table-cell>
          <table:table-cell table:style-name="Table2.A1" office:value-type="string">
            <text:p text:style-name="Table_20_Contents">Android, iOS</text:p>
          </table:table-cell>
          <table:table-cell table:style-name="Table2.A1" office:value-type="string">
            <text:p text:style-name="Table_20_Contents">20:1 (OS wins)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Humanoids</text:span></text:p>
          </table:table-cell>
          <table:table-cell table:style-name="Table2.A1" office:value-type="string">
            <text:p text:style-name="Table_20_Contents">Tesla, Figure, Chinese</text:p>
          </table:table-cell>
          <table:table-cell table:style-name="Table2.A1" office:value-type="string">
            <text:p text:style-name="Table_20_Contents"><text:span text:style-name="Strong_20_Emphasis">HOS?</text:span></text:p>
          </table:table-cell>
          <table:table-cell table:style-name="Table2.A1" office:value-type="string">
            <text:p text:style-name="Table_20_Contents"><text:span text:style-name="Strong_20_Emphasis">100:1?</text:span> (OS wins)</text:p>
          </table:table-cell>
        </table:table-row>
      </table:table>
      <text:p text:style-name="P2"><text:span text:style-name="Strong_20_Emphasis">History repeats:</text:span> Hardware commoditizes, platform captures value.</text:p>
      <text:h text:style-name="P5" text:outline-level="3">Pattern #2: First Platform Wins</text:h>
      <text:list text:style-name="L42">
        <text:list-item>
          <text:p text:style-name="P88"><text:span text:style-name="Strong_20_Emphasis">PC:</text:span> Microsoft Windows (first to reach critical mass) → 90% market share for decades </text:p>
        </text:list-item>
        <text:list-item>
          <text:p text:style-name="P88"><text:span text:style-name="Strong_20_Emphasis">Mobile:</text:span> Android/iOS (first credible smartphone OSs) → duopoly still dominant </text:p>
        </text:list-item>
        <text:list-item>
          <text:p text:style-name="P89"><text:span text:style-name="Strong_20_Emphasis">Social:</text:span> Facebook (first to scale social graph) → still dominant despite many competitors </text:p>
        </text:list-item>
      </text:list>
      <text:p text:style-name="P2"><text:span text:style-name="Strong_20_Emphasis">Being first to critical mass matters more than being best.</text:span> Network effects lock in early leaders.</text:p>
      <text:h text:style-name="P5" text:outline-level="3">Pattern #3: Non-Obvious Founders Win Big</text:h>
      <text:list text:style-name="L43">
        <text:list-item>
          <text:p text:style-name="P90"><text:span text:style-name="Strong_20_Emphasis">Google founders:</text:span> PhD students, not executives </text:p>
        </text:list-item>
        <text:list-item>
          <text:p text:style-name="P90"><text:span text:style-name="Strong_20_Emphasis">Facebook founder:</text:span> College dropout, not businessman </text:p>
        </text:list-item>
        <text:list-item>
          <text:p text:style-name="P91"><text:span text:style-name="Strong_20_Emphasis">Tesla/SpaceX founder:</text:span> Internet entrepreneur, not automotive/aerospace expert </text:p>
        </text:list-item>
      </text:list>
      <text:p text:style-name="P2"><text:span text:style-name="Strong_20_Emphasis">Pattern:</text:span> The person who sees the opportunity FIRST (even from unexpected background) often wins.</text:p>
      <text:p text:style-name="P2"><text:span text:style-name="Strong_20_Emphasis">My background:</text:span> Software engineer, not robotics PhD. But I see the <text:span text:style-name="Strong_20_Emphasis">platform play</text:span> (which roboticists often miss). And I have the <text:span text:style-name="Strong_20_Emphasis">AI-native development advantage</text:span> (which academics don't understand).</text:p>
      <text:h text:style-name="P5" text:outline-level="3">Pattern #4: Proof Reduces Risk</text:h>
      <text:p text:style-name="P2"><text:span text:style-name="Strong_20_Emphasis">What de-risks an early-stage investment?</text:span></text:p>
      <text:list text:style-name="L44">
        <text:list-item>
          <text:p text:style-name="P92">Founder shipped something (not just ideas) ✅ <text:span text:style-name="Strong_20_Emphasis">AIMn live and profitable</text:span> </text:p>
        </text:list-item>
        <text:list-item>
          <text:p text:style-name="P92">Technology feasible (not science fiction) ✅ <text:span text:style-name="Strong_20_Emphasis">Humanoids exist, we're building OS</text:span> </text:p>
        </text:list-item>
        <text:list-item>
          <text:p text:style-name="P92">Market exists (not speculative) ✅ <text:span text:style-name="Strong_20_Emphasis">Restaurant labor shortage, military demand</text:span> </text:p>
        </text:list-item>
        <text:list-item>
          <text:p text:style-name="P92">Business model (not just revenue hopes) ✅ <text:span text:style-name="Strong_20_Emphasis">Hardware + recurring ingredients</text:span> </text:p>
        </text:list-item>
        <text:list-item>
          <text:p text:style-name="P93">Competitive moat (not easily copied) ✅ <text:span text:style-name="Strong_20_Emphasis">Patent + platform network effects</text:span> </text:p>
        </text:list-item>
      </text:list>
      <text:p text:style-name="P2"><text:span text:style-name="Strong_20_Emphasis">Most seed investments have 1-2 of these. We have all 5.</text:span></text:p>
      <text:p text:style-name="P3"/>
      <text:h text:style-name="P4" text:outline-level="2">The Upside: What Success Looks Like</text:h>
      <text:h text:style-name="P5" text:outline-level="3">Realistic Scenario (Base Case)</text:h>
      <text:p text:style-name="P2"><text:span text:style-name="Strong_20_Emphasis">Year 3 (2028):</text:span></text:p>
      <text:list text:style-name="L45">
        <text:list-item>
          <text:p text:style-name="P94">100 RoboChef units deployed </text:p>
        </text:list-item>
        <text:list-item>
          <text:p text:style-name="P94">$25M annual revenue (hardware + ingredients) </text:p>
        </text:list-item>
        <text:list-item>
          <text:p text:style-name="P94">Series B raise at $500M valuation </text:p>
        </text:list-item>
        <text:list-item>
          <text:p text:style-name="P95">Still early, but proven model </text:p>
        </text:list-item>
      </text:list>
      <text:p text:style-name="P2"><text:span text:style-name="Strong_20_Emphasis">Year 5 (2030):</text:span></text:p>
      <text:list text:style-name="L46">
        <text:list-item>
          <text:p text:style-name="P96">1,000 units deployed </text:p>
        </text:list-item>
        <text:list-item>
          <text:p text:style-name="P96">$150M annual revenue </text:p>
        </text:list-item>
        <text:list-item>
          <text:p text:style-name="P96">HOS running on Tesla/Figure humanoids (partnership deals) </text:p>
        </text:list-item>
        <text:list-item>
          <text:p text:style-name="P97">Pre-IPO discussions, $3-5B valuation </text:p>
        </text:list-item>
      </text:list>
      <text:p text:style-name="P2"><text:span text:style-name="Strong_20_Emphasis">Year 7 (2032):</text:span></text:p>
      <text:list text:style-name="L47">
        <text:list-item>
          <text:p text:style-name="P98">10,000+ units (RoboChef + other HOS applications) </text:p>
        </text:list-item>
        <text:list-item>
          <text:p text:style-name="P98">$1B+ annual revenue </text:p>
        </text:list-item>
        <text:list-item>
          <text:p text:style-name="P99">IPO or strategic acquisition ($10-20B) </text:p>
        </text:list-item>
      </text:list>
      <text:p text:style-name="P2"><text:span text:style-name="Strong_20_Emphasis">Investor Return:</text:span></text:p>
      <text:list text:style-name="L48">
        <text:list-item>
          <text:p text:style-name="P100">Seed at $15M pre ($8M in at $23M post) </text:p>
        </text:list-item>
        <text:list-item>
          <text:p text:style-name="P100">Exit at $10B → <text:span text:style-name="Strong_20_Emphasis">430x return</text:span> </text:p>
        </text:list-item>
        <text:list-item>
          <text:p text:style-name="P101">$8M becomes $3.4B </text:p>
        </text:list-item>
      </text:list>
      <text:h text:style-name="P5" text:outline-level="3"><text:soft-page-break/>Optimistic Scenario (If HOS Becomes Standard)</text:h>
      <text:p text:style-name="P2"><text:span text:style-name="Strong_20_Emphasis">Year 5 (2030):</text:span></text:p>
      <text:list text:style-name="L49">
        <text:list-item>
          <text:p text:style-name="P102">HOS running on 50,000+ humanoids (not just RoboChef) </text:p>
        </text:list-item>
        <text:list-item>
          <text:p text:style-name="P102">Multiple applications (cooking, security, medical, eldercare) </text:p>
        </text:list-item>
        <text:list-item>
          <text:p text:style-name="P102">Platform revenue (licensing, app store, cloud services) </text:p>
        </text:list-item>
        <text:list-item>
          <text:p text:style-name="P103">Series C at $5B valuation </text:p>
        </text:list-item>
      </text:list>
      <text:p text:style-name="P2"><text:span text:style-name="Strong_20_Emphasis">Year 10 (2035):</text:span></text:p>
      <text:list text:style-name="L50">
        <text:list-item>
          <text:p text:style-name="P104">HOS running on 1M+ humanoids globally </text:p>
        </text:list-item>
        <text:list-item>
          <text:p text:style-name="P104">Dominant platform (60%+ market share) </text:p>
        </text:list-item>
        <text:list-item>
          <text:p text:style-name="P104">$10B+ annual revenue </text:p>
        </text:list-item>
        <text:list-item>
          <text:p text:style-name="P105">$100B+ market cap (public company or strategic acquisition) </text:p>
        </text:list-item>
      </text:list>
      <text:p text:style-name="P2"><text:span text:style-name="Strong_20_Emphasis">Investor Return:</text:span></text:p>
      <text:list text:style-name="L51">
        <text:list-item>
          <text:p text:style-name="P106">Seed at $15M pre </text:p>
        </text:list-item>
        <text:list-item>
          <text:p text:style-name="P106">Exit at $100B → <text:span text:style-name="Strong_20_Emphasis">4,300x return</text:span> </text:p>
        </text:list-item>
        <text:list-item>
          <text:p text:style-name="P107">$8M becomes $34B </text:p>
        </text:list-item>
      </text:list>
      <text:p text:style-name="P2"><text:span text:style-name="Strong_20_Emphasis">This is the Android scenario.</text:span> Google paid $50M for Android in 2005. Today it's worth $200B+. HOS could follow the same trajectory.</text:p>
      <text:h text:style-name="P5" text:outline-level="3">Conservative Scenario (RoboChef Only)</text:h>
      <text:p text:style-name="P2"><text:span text:style-name="Strong_20_Emphasis">If HOS platform doesn't work out, but RoboChef succeeds:</text:span></text:p>
      <text:p text:style-name="P2"><text:span text:style-name="Strong_20_Emphasis">Year 5 (2030):</text:span></text:p>
      <text:list text:style-name="L52">
        <text:list-item>
          <text:p text:style-name="P108">500 RoboChef units deployed </text:p>
        </text:list-item>
        <text:list-item>
          <text:p text:style-name="P108">$50M annual revenue (profitable on recurring ingredients) </text:p>
        </text:list-item>
        <text:list-item>
          <text:p text:style-name="P109">Attractive acquisition target for food service company </text:p>
        </text:list-item>
      </text:list>
      <text:p text:style-name="P2"><text:span text:style-name="Strong_20_Emphasis">Exit:</text:span></text:p>
      <text:list text:style-name="L53">
        <text:list-item>
          <text:p text:style-name="P110">Strategic acquisition: $300-500M </text:p>
        </text:list-item>
        <text:list-item>
          <text:p text:style-name="P111">Seed investment return: <text:span text:style-name="Strong_20_Emphasis">18-30x</text:span> </text:p>
        </text:list-item>
      </text:list>
      <text:p text:style-name="P2"><text:span text:style-name="Strong_20_Emphasis">Even the "failure" scenario (RoboChef works but HOS doesn't) returns 18-30x.</text:span></text:p>
      <text:p text:style-name="P3"/>
      <text:h text:style-name="P4" text:outline-level="2">Closing: The Android Moment Is NOW</text:h>
      <text:p text:style-name="P2">In 2005, when Google bought Android for $50M, most people thought it was a side project. A mobile OS? Why would Google care?</text:p>
      <text:p text:style-name="P2"><text:span text:style-name="Strong_20_Emphasis">The prescient investors who backed Andy Rubin before Google (Redpoint, Ignition Partners) made 100x+ returns.</text:span></text:p>
      <text:p text:style-name="P2">They saw what others missed: <text:span text:style-name="Strong_20_Emphasis">mobile was going to be huge, and the OS layer would capture most of the value.</text:span></text:p>
      <text:p text:style-name="P2"><text:span text:style-name="Strong_20_Emphasis">We're at that exact moment for humanoid robotics.</text:span></text:p>
      <text:p text:style-name="P2">Tesla, Figure, and Chinese manufacturers are building the hardware. Everyone's focused on better actuators, better batteries, better locomotion.</text:p>
      <text:p text:style-name="P2"><text:span text:style-name="Strong_20_Emphasis">But the real value is in the OS layer.</text:span></text:p>
      <text:p text:style-name="P2">The platform that runs on ALL humanoids. The ecosystem where developers build applications. The App Store for robots.</text:p>
      <text:p text:style-name="P2"><text:span text:style-name="Strong_20_Emphasis">I'm building that platform. And I'm asking you to be my first investor.</text:span></text:p>
      <text:p text:style-name="P3"/>
      <text:h text:style-name="P4" text:outline-level="2">Why Me? Why Now?</text:h>
      <text:p text:style-name="P2"><text:span text:style-name="Strong_20_Emphasis">Why me:</text:span></text:p>
      <text:list text:style-name="L54">
        <text:list-item>
          <text:p text:style-name="P112">I see the platform play (most roboticists focus on hardware) </text:p>
        </text:list-item>
        <text:list-item>
          <text:p text:style-name="P112">I have the AI-native development advantage (build 10x faster) </text:p>
        </text:list-item>
        <text:list-item>
          <text:p text:style-name="P112">I ship products (AIMn proves this) </text:p>
        </text:list-item>
        <text:list-item>
          <text:p text:style-name="P112">I understand business models (recurring revenue, not just hardware sales) </text:p>
        </text:list-item>
        <text:list-item>
          <text:p text:style-name="P113">I have pattern recognition (lived through 4 tech waves: PC, Internet, Mobile, now Robotics) </text:p>
        </text:list-item>
      </text:list>
      <text:p text:style-name="P2"><text:span text:style-name="Strong_20_Emphasis">Why now:</text:span></text:p>
      <text:list text:style-name="L55">
        <text:list-item>
          <text:p text:style-name="P114">Humanoid hardware is ready (Tesla, Figure, Unitree shipping soon) </text:p>
        </text:list-item>
        <text:list-item>
          <text:p text:style-name="P114">No dominant OS exists yet (18-24 month window) </text:p>
        </text:list-item>
        <text:list-item>
          <text:p text:style-name="P114">AI enables rapid development (my advantage is timing-dependent) </text:p>
        </text:list-item>
        <text:list-item>
          <text:p text:style-name="P114">Market demand is urgent (labor shortage, aging population, military needs) </text:p>
        </text:list-item>
        <text:list-item>
          <text:p text:style-name="P115">Capital is available (VCs finally understand robotics opportunity) </text:p>
        </text:list-item>
      </text:list>
      <text:p text:style-name="P2"><text:span text:style-name="Strong_20_Emphasis">Why you:</text:span></text:p>
      <text:p text:style-name="P2">You invest in <text:span text:style-name="Strong_20_Emphasis">category-defining companies</text:span> at the earliest stages. Companies that don't just build products, but <text:span text:style-name="Strong_20_Emphasis">create new markets and capture entire ecosystems.</text:span></text:p>
      <text:p text:style-name="P2"><text:soft-page-break/>This is that opportunity.</text:p>
      <text:p text:style-name="P2"><text:span text:style-name="Strong_20_Emphasis">RoboChef → HOS → The platform that runs every humanoid on Earth.</text:span></text:p>
      <text:p text:style-name="P2"><text:span text:style-name="Strong_20_Emphasis">Let's build the Android of robotics. Together.</text:span></text:p>
      <text:p text:style-name="P3"/>
      <text:p text:style-name="P2"><text:span text:style-name="Strong_20_Emphasis">Next Steps:</text:span></text:p>
      <text:p text:style-name="P2">I'm seeking <text:span text:style-name="Strong_20_Emphasis">lead investors for the $8M seed round.</text:span></text:p>
      <text:p text:style-name="P2">If you're interested, let's schedule:</text:p>
      <text:list text:style-name="L56">
        <text:list-item>
          <text:p text:style-name="P116"><text:span text:style-name="Strong_20_Emphasis">Deep dive meeting</text:span> (2 hours) - AIMn demo, RoboChef patent walkthrough, HOS vision </text:p>
        </text:list-item>
        <text:list-item>
          <text:p text:style-name="P116"><text:span text:style-name="Strong_20_Emphasis">Technical due diligence</text:span> (bring your robotics/AI experts) </text:p>
        </text:list-item>
        <text:list-item>
          <text:p text:style-name="P116"><text:span text:style-name="Strong_20_Emphasis">Reference calls</text:span> (I can connect you with people who know my work) </text:p>
        </text:list-item>
        <text:list-item>
          <text:p text:style-name="P117"><text:span text:style-name="Strong_20_Emphasis">Term sheet discussion</text:span> (if there's mutual interest) </text:p>
        </text:list-item>
      </text:list>
      <text:p text:style-name="P2"><text:span text:style-name="Strong_20_Emphasis">Timeline:</text:span> I'm meeting with 5-7 firms over the next 4 weeks. I'll take the best terms from the best partners.</text:p>
      <text:p text:style-name="P2"><text:span text:style-name="Strong_20_Emphasis">Contact:</text:span></text:p>
      <text:p text:style-name="P2">[Your contact details to be added]</text:p>
      <text:p text:style-name="P3"/>
      <text:p text:style-name="P2"><text:span text:style-name="Strong_20_Emphasis">Meir Niv</text:span><text:line-break/>Founder, RoboChef &amp; HOS Platform</text:p>
      <text:p text:style-name="P2"><text:span text:style-name="Strong_20_Emphasis">"The future is already here - it's just not evenly distributed yet."</text:span><text:line-break/><text:span text:style-name="Strong_20_Emphasis">- William Gibson</text:span></text:p>
      <text:p text:style-name="P2"><text:span text:style-name="Strong_20_Emphasis">The future of humanoid robotics is here. The question is: who will distribute it?</text:span></text:p>
      <text:p text:style-name="P3"/>
      <text:p text:style-name="P2"><text:span text:style-name="Strong_20_Emphasis">Attachments:</text:span></text:p>
      <text:list text:style-name="L57">
        <text:list-item>
          <text:p text:style-name="P118">RoboChef Provisional Patent Application (45 pages) </text:p>
        </text:list-item>
        <text:list-item>
          <text:p text:style-name="P118">HOS Strategic Vision Document (45 pages) </text:p>
        </text:list-item>
        <text:list-item>
          <text:p text:style-name="P118">AIMn System Performance Data &amp; Live Demo Access </text:p>
        </text:list-item>
        <text:list-item>
          <text:p text:style-name="P118">Financial Model &amp; Milestones (18 months to Series A) </text:p>
        </text:list-item>
        <text:list-item>
          <text:p text:style-name="P119">Competitive Analysis &amp; Market Sizing </text:p>
        </text:list-item>
      </text:list>
      <text:p text:style-name="P1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10:04:35.930073200</meta:creation-date>
    <dc:date>2025-11-18T10:10:26.032364500</dc:date>
    <meta:editing-duration>PT5M50S</meta:editing-duration>
    <meta:editing-cycles>1</meta:editing-cycles>
    <meta:document-statistic meta:table-count="2" meta:image-count="0" meta:object-count="0" meta:page-count="9" meta:paragraph-count="431" meta:word-count="3332" meta:character-count="22440" meta:non-whitespace-character-count="19547"/>
    <meta:generator>LibreOffice/25.8.2.2$Windows_X86_64 LibreOffice_project/d401f2107ccab8f924a8e2df40f573aab7605b6f</meta:generator>
  </office:meta>
</office:document-meta>
</file>